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6">
            <text:p>11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86">
            <text:p>18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5">
            <text:p>24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952">
            <text:p>1095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257">
            <text:p>1125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863">
            <text:p>138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2">
            <text:p>2020-12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1.09)">
            <text:p>(0.81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52.125">
            <text:p>752.12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94739515980048">
            <text:p>0.0694739516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5261902529628">
            <text:p>1.2526190253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3197742787367">
            <text:p>10.319774278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72.625">
            <text:p>772.6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29412772372208">
            <text:p>0.0529412772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9078791684787">
            <text:p>1.1907879168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436349070532">
            <text:p>13.436349070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81.25">
            <text:p>481.25</text:p>
          </table:table-cell>
          <table:table-cell office:value-type="float" office:value="487.125">
            <text:p>487.125</text:p>
          </table:table-cell>
          <table:table-cell office:value-type="float" office:value="0.012866015971606">
            <text:p>0.012866016</text:p>
          </table:table-cell>
          <table:table-cell office:value-type="float" office:value="0.065583265194876">
            <text:p>0.0655832652</text:p>
          </table:table-cell>
          <table:table-cell office:value-type="float" office:value="0.0372790234942986">
            <text:p>0.0372790235</text:p>
          </table:table-cell>
          <table:table-cell office:value-type="float" office:value="1.04535550325991">
            <text:p>1.0453555033</text:p>
          </table:table-cell>
          <table:table-cell office:value-type="float" office:value="1.23797171094236">
            <text:p>1.2379717109</text:p>
          </table:table-cell>
          <table:table-cell office:value-type="float" office:value="1.13320044439171">
            <text:p>1.1332004444</text:p>
          </table:table-cell>
          <table:table-cell office:value-type="float" office:value="0">
            <text:p>0</text:p>
          </table:table-cell>
          <table:table-cell office:value-type="float" office:value="10.911868822751">
            <text:p>10.9118688228</text:p>
          </table:table-cell>
          <table:table-cell office:value-type="float" office:value="18.9379502880513">
            <text:p>18.937950288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476">
            <text:p>13476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34">
            <text:p>734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44672009498367">
            <text:p>0.0544672009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9644988824388">
            <text:p>1.1964498882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0694658694938">
            <text:p>13.069465869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676">
            <text:p>14676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96.625">
            <text:p>796.62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42807985827201">
            <text:p>0.0542807986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9575774902528">
            <text:p>1.195757749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1131775047967">
            <text:p>13.113177504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12">
            <text:p>9212</text:p>
          </table:table-cell>
          <table:table-cell office:value-type="float" office:value="16413">
            <text:p>16413</text:p>
          </table:table-cell>
          <table:table-cell office:value-type="float" office:value="309.875">
            <text:p>309.875</text:p>
          </table:table-cell>
          <table:table-cell office:value-type="float" office:value="298.625">
            <text:p>298.625</text:p>
          </table:table-cell>
          <table:table-cell office:value-type="float" office:value="532">
            <text:p>532</text:p>
          </table:table-cell>
          <table:table-cell office:value-type="float" office:value="0.0584118755890669">
            <text:p>0.0584118756</text:p>
          </table:table-cell>
          <table:table-cell office:value-type="float" office:value="0.0324169561441598">
            <text:p>0.0324169561</text:p>
          </table:table-cell>
          <table:table-cell office:value-type="float" office:value="0.0324133308962408">
            <text:p>0.0324133309</text:p>
          </table:table-cell>
          <table:table-cell office:value-type="float" office:value="1.21112898109301">
            <text:p>1.2111289811</text:p>
          </table:table-cell>
          <table:table-cell office:value-type="float" office:value="1.11551903023404">
            <text:p>1.1155190302</text:p>
          </table:table-cell>
          <table:table-cell office:value-type="float" office:value="1.11550588121563">
            <text:p>1.1155058812</text:p>
          </table:table-cell>
          <table:table-cell office:value-type="float" office:value="12.2098401479195">
            <text:p>12.2098401479</text:p>
          </table:table-cell>
          <table:table-cell office:value-type="float" office:value="21.7269722183445">
            <text:p>21.7269722183</text:p>
          </table:table-cell>
          <table:table-cell office:value-type="float" office:value="21.7293639040446">
            <text:p>21.72936390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65">
            <text:p>9165</text:p>
          </table:table-cell>
          <table:table-cell office:value-type="float" office:value="16015">
            <text:p>16015</text:p>
          </table:table-cell>
          <table:table-cell office:value-type="float" office:value="357.75">
            <text:p>357.75</text:p>
          </table:table-cell>
          <table:table-cell office:value-type="float" office:value="515.125">
            <text:p>515.125</text:p>
          </table:table-cell>
          <table:table-cell office:value-type="float" office:value="331.5">
            <text:p>331.5</text:p>
          </table:table-cell>
          <table:table-cell office:value-type="float" office:value="0.0671578749765346">
            <text:p>0.067157875</text:p>
          </table:table-cell>
          <table:table-cell office:value-type="float" office:value="0.0562056737588652">
            <text:p>0.0562056738</text:p>
          </table:table-cell>
          <table:table-cell office:value-type="float" office:value="0.0206993443646581">
            <text:p>0.0206993444</text:p>
          </table:table-cell>
          <table:table-cell office:value-type="float" office:value="1.24389251555374">
            <text:p>1.2438925156</text:p>
          </table:table-cell>
          <table:table-cell office:value-type="float" office:value="1.2029116505709">
            <text:p>1.2029116506</text:p>
          </table:table-cell>
          <table:table-cell office:value-type="float" office:value="1.07328749247627">
            <text:p>1.0732874925</text:p>
          </table:table-cell>
          <table:table-cell office:value-type="float" office:value="10.6639794837749">
            <text:p>10.6639794838</text:p>
          </table:table-cell>
          <table:table-cell office:value-type="float" office:value="12.6757498327432">
            <text:p>12.6757498327</text:p>
          </table:table-cell>
          <table:table-cell office:value-type="float" office:value="33.8318218280369">
            <text:p>33.83182182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992">
            <text:p>14992</text:p>
          </table:table-cell>
          <table:table-cell office:value-type="float" office:value="427">
            <text:p>427</text:p>
          </table:table-cell>
          <table:table-cell office:value-type="float" office:value="715.75">
            <text:p>715.75</text:p>
          </table:table-cell>
          <table:table-cell office:value-type="float" office:value="280.375">
            <text:p>280.375</text:p>
          </table:table-cell>
          <table:table-cell office:value-type="float" office:value="0.0778912805545421">
            <text:p>0.0778912806</text:p>
          </table:table-cell>
          <table:table-cell office:value-type="float" office:value="0.076830184628596">
            <text:p>0.0768301846</text:p>
          </table:table-cell>
          <table:table-cell office:value-type="float" office:value="0.0187016408751334">
            <text:p>0.0187016409</text:p>
          </table:table-cell>
          <table:table-cell office:value-type="float" office:value="1.28451090305029">
            <text:p>1.2845109031</text:p>
          </table:table-cell>
          <table:table-cell office:value-type="float" office:value="1.28047528564941">
            <text:p>1.2804752856</text:p>
          </table:table-cell>
          <table:table-cell office:value-type="float" office:value="1.06614125575096">
            <text:p>1.0661412558</text:p>
          </table:table-cell>
          <table:table-cell office:value-type="float" office:value="9.24114740197435">
            <text:p>9.241147402</text:p>
          </table:table-cell>
          <table:table-cell office:value-type="float" office:value="9.36410640014461">
            <text:p>9.3641064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6009">
            <text:p>16009</text:p>
          </table:table-cell>
          <table:table-cell office:value-type="float" office:value="449.75">
            <text:p>449.75</text:p>
          </table:table-cell>
          <table:table-cell office:value-type="float" office:value="784.875">
            <text:p>784.875</text:p>
          </table:table-cell>
          <table:table-cell office:value-type="float" office:value="388.375">
            <text:p>388.375</text:p>
          </table:table-cell>
          <table:table-cell office:value-type="float" office:value="0.0747838377120053">
            <text:p>0.0747838377</text:p>
          </table:table-cell>
          <table:table-cell office:value-type="float" office:value="0.0761127812257564">
            <text:p>0.0761127812</text:p>
          </table:table-cell>
          <table:table-cell office:value-type="float" office:value="0.0242597913673559">
            <text:p>0.0242597914</text:p>
          </table:table-cell>
          <table:table-cell office:value-type="float" office:value="1.27270497186257">
            <text:p>1.2727049719</text:p>
          </table:table-cell>
          <table:table-cell office:value-type="float" office:value="1.27774931900335">
            <text:p>1.277749319</text:p>
          </table:table-cell>
          <table:table-cell office:value-type="float" office:value="1.08606280324103">
            <text:p>1.0860628032</text:p>
          </table:table-cell>
          <table:table-cell office:value-type="float" office:value="9.61108441320723">
            <text:p>9.6110844132</text:p>
          </table:table-cell>
          <table:table-cell office:value-type="float" office:value="9.4491802193452">
            <text:p>9.4491802193</text:p>
          </table:table-cell>
          <table:table-cell office:value-type="float" office:value="28.9170415278285">
            <text:p>28.917041527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62">
            <text:p>11262</text:p>
          </table:table-cell>
          <table:table-cell office:value-type="float" office:value="16292">
            <text:p>16292</text:p>
          </table:table-cell>
          <table:table-cell office:value-type="float" office:value="496.75">
            <text:p>496.75</text:p>
          </table:table-cell>
          <table:table-cell office:value-type="float" office:value="879.125">
            <text:p>879.125</text:p>
          </table:table-cell>
          <table:table-cell office:value-type="float" office:value="467.25">
            <text:p>467.25</text:p>
          </table:table-cell>
          <table:table-cell office:value-type="float" office:value="0.0757934086054318">
            <text:p>0.0757934086</text:p>
          </table:table-cell>
          <table:table-cell office:value-type="float" office:value="0.0780611791866454">
            <text:p>0.0780611792</text:p>
          </table:table-cell>
          <table:table-cell office:value-type="float" office:value="0.0286797201080285">
            <text:p>0.0286797201</text:p>
          </table:table-cell>
          <table:table-cell office:value-type="float" office:value="1.27653642606355">
            <text:p>1.2765364261</text:p>
          </table:table-cell>
          <table:table-cell office:value-type="float" office:value="1.28515748063744">
            <text:p>1.2851574806</text:p>
          </table:table-cell>
          <table:table-cell office:value-type="float" office:value="1.10199117201523">
            <text:p>1.101991172</text:p>
          </table:table-cell>
          <table:table-cell office:value-type="float" office:value="9.48757109872488">
            <text:p>9.4875710987</text:p>
          </table:table-cell>
          <table:table-cell office:value-type="float" office:value="9.22177000565731">
            <text:p>9.2217700057</text:p>
          </table:table-cell>
          <table:table-cell office:value-type="float" office:value="24.5134879163994">
            <text:p>24.513487916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936">
            <text:p>10936</text:p>
          </table:table-cell>
          <table:table-cell office:value-type="float" office:value="15954">
            <text:p>15954</text:p>
          </table:table-cell>
          <table:table-cell office:value-type="float" office:value="478.625">
            <text:p>478.625</text:p>
          </table:table-cell>
          <table:table-cell office:value-type="float" office:value="196.25">
            <text:p>196.25</text:p>
          </table:table-cell>
          <table:table-cell office:value-type="float" office:value="422.75">
            <text:p>422.75</text:p>
          </table:table-cell>
          <table:table-cell office:value-type="float" office:value="0.0680058255186132">
            <text:p>0.0680058255</text:p>
          </table:table-cell>
          <table:table-cell office:value-type="float" office:value="0.0179453182150695">
            <text:p>0.0179453182</text:p>
          </table:table-cell>
          <table:table-cell office:value-type="float" office:value="0.0264980569136267">
            <text:p>0.0264980569</text:p>
          </table:table-cell>
          <table:table-cell office:value-type="float" office:value="1.2470849822319">
            <text:p>1.2470849822</text:p>
          </table:table-cell>
          <table:table-cell office:value-type="float" office:value="1.06343980126659">
            <text:p>1.0634398013</text:p>
          </table:table-cell>
          <table:table-cell office:value-type="float" office:value="1.09411940735728">
            <text:p>1.0941194074</text:p>
          </table:table-cell>
          <table:table-cell office:value-type="float" office:value="10.5352412085388">
            <text:p>10.5352412085</text:p>
          </table:table-cell>
          <table:table-cell office:value-type="float" office:value="0">
            <text:p>0</text:p>
          </table:table-cell>
          <table:table-cell office:value-type="float" office:value="26.5034783668958">
            <text:p>26.503478366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732">
            <text:p>7732</text:p>
          </table:table-cell>
          <table:table-cell office:value-type="float" office:value="11094">
            <text:p>11094</text:p>
          </table:table-cell>
          <table:table-cell office:value-type="float" office:value="16127">
            <text:p>16127</text:p>
          </table:table-cell>
          <table:table-cell office:value-type="float" office:value="369.25">
            <text:p>369.25</text:p>
          </table:table-cell>
          <table:table-cell office:value-type="float" office:value="187.5">
            <text:p>187.5</text:p>
          </table:table-cell>
          <table:table-cell office:value-type="float" office:value="463.625">
            <text:p>463.625</text:p>
          </table:table-cell>
          <table:table-cell office:value-type="float" office:value="0.0477560786342473">
            <text:p>0.0477560786</text:p>
          </table:table-cell>
          <table:table-cell office:value-type="float" office:value="0.016901027582477">
            <text:p>0.0169010276</text:p>
          </table:table-cell>
          <table:table-cell office:value-type="float" office:value="0.0287483722949092">
            <text:p>0.0287483723</text:p>
          </table:table-cell>
          <table:table-cell office:value-type="float" office:value="1.17161633559105">
            <text:p>1.1716163356</text:p>
          </table:table-cell>
          <table:table-cell office:value-type="float" office:value="1.05971346021602">
            <text:p>1.0597134602</text:p>
          </table:table-cell>
          <table:table-cell office:value-type="float" office:value="1.10223918209501">
            <text:p>1.1022391821</text:p>
          </table:table-cell>
          <table:table-cell office:value-type="float" office:value="14.8582026608165">
            <text:p>14.8582026608</text:p>
          </table:table-cell>
          <table:table-cell office:value-type="float" office:value="0">
            <text:p>0</text:p>
          </table:table-cell>
          <table:table-cell office:value-type="float" office:value="24.455768667299">
            <text:p>24.455768667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414">
            <text:p>8414</text:p>
          </table:table-cell>
          <table:table-cell office:value-type="float" office:value="11530">
            <text:p>11530</text:p>
          </table:table-cell>
          <table:table-cell office:value-type="float" office:value="17713">
            <text:p>17713</text:p>
          </table:table-cell>
          <table:table-cell office:value-type="float" office:value="358.75">
            <text:p>358.75</text:p>
          </table:table-cell>
          <table:table-cell office:value-type="float" office:value="267">
            <text:p>267</text:p>
          </table:table-cell>
          <table:table-cell office:value-type="float" office:value="335.875">
            <text:p>335.875</text:p>
          </table:table-cell>
          <table:table-cell office:value-type="float" office:value="0.0426372712146423">
            <text:p>0.0426372712</text:p>
          </table:table-cell>
          <table:table-cell office:value-type="float" office:value="0.0231569817866435">
            <text:p>0.0231569818</text:p>
          </table:table-cell>
          <table:table-cell office:value-type="float" office:value="0.0189620617625473">
            <text:p>0.0189620618</text:p>
          </table:table-cell>
          <table:table-cell office:value-type="float" office:value="1.15279360556864">
            <text:p>1.1527936056</text:p>
          </table:table-cell>
          <table:table-cell office:value-type="float" office:value="1.08210047803197">
            <text:p>1.082100478</text:p>
          </table:table-cell>
          <table:table-cell office:value-type="float" office:value="1.06707195335004">
            <text:p>1.0670719534</text:p>
          </table:table-cell>
          <table:table-cell office:value-type="float" office:value="16.6009991812502">
            <text:p>16.6009991813</text:p>
          </table:table-cell>
          <table:table-cell office:value-type="float" office:value="30.2777868045029">
            <text:p>30.2777868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058">
            <text:p>9058</text:p>
          </table:table-cell>
          <table:table-cell office:value-type="float" office:value="11840">
            <text:p>11840</text:p>
          </table:table-cell>
          <table:table-cell office:value-type="float" office:value="18290">
            <text:p>18290</text:p>
          </table:table-cell>
          <table:table-cell office:value-type="float" office:value="117.5">
            <text:p>117.5</text:p>
          </table:table-cell>
          <table:table-cell office:value-type="float" office:value="388.5">
            <text:p>388.5</text:p>
          </table:table-cell>
          <table:table-cell office:value-type="float" office:value="190.625">
            <text:p>190.625</text:p>
          </table:table-cell>
          <table:table-cell office:value-type="float" office:value="0.0129719584897328">
            <text:p>0.0129719585</text:p>
          </table:table-cell>
          <table:table-cell office:value-type="float" office:value="0.0328125">
            <text:p>0.0328125</text:p>
          </table:table-cell>
          <table:table-cell office:value-type="float" office:value="0.0104223619464188">
            <text:p>0.0104223619</text:p>
          </table:table-cell>
          <table:table-cell office:value-type="float" office:value="1.0457316672599">
            <text:p>1.0457316673</text:p>
          </table:table-cell>
          <table:table-cell office:value-type="float" office:value="1.11695400390625">
            <text:p>1.1169540039</text:p>
          </table:table-cell>
          <table:table-cell office:value-type="float" office:value="1.03669117304441">
            <text:p>1.036691173</text:p>
          </table:table-cell>
          <table:table-cell office:value-type="float" office:value="0">
            <text:p>0</text:p>
          </table:table-cell>
          <table:table-cell office:value-type="float" office:value="21.4691942324046">
            <text:p>21.4691942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682">
            <text:p>8682</text:p>
          </table:table-cell>
          <table:table-cell office:value-type="float" office:value="11716">
            <text:p>11716</text:p>
          </table:table-cell>
          <table:table-cell office:value-type="float" office:value="17874">
            <text:p>17874</text:p>
          </table:table-cell>
          <table:table-cell office:value-type="float" office:value="201.125">
            <text:p>201.125</text:p>
          </table:table-cell>
          <table:table-cell office:value-type="float" office:value="270.125">
            <text:p>270.125</text:p>
          </table:table-cell>
          <table:table-cell office:value-type="float" office:value="276">
            <text:p>276</text:p>
          </table:table-cell>
          <table:table-cell office:value-type="float" office:value="0.0231657452199954">
            <text:p>0.0231657452</text:p>
          </table:table-cell>
          <table:table-cell office:value-type="float" office:value="0.0230560771594401">
            <text:p>0.0230560772</text:p>
          </table:table-cell>
          <table:table-cell office:value-type="float" office:value="0.0154414232964082">
            <text:p>0.0154414233</text:p>
          </table:table-cell>
          <table:table-cell office:value-type="float" office:value="1.08213194570312">
            <text:p>1.0821319457</text:p>
          </table:table-cell>
          <table:table-cell office:value-type="float" office:value="1.08173817213825">
            <text:p>1.0817381721</text:p>
          </table:table-cell>
          <table:table-cell office:value-type="float" office:value="1.05451231914213">
            <text:p>1.0545123191</text:p>
          </table:table-cell>
          <table:table-cell office:value-type="float" office:value="30.2664630487375">
            <text:p>30.2664630487</text:p>
          </table:table-cell>
          <table:table-cell office:value-type="float" office:value="30.4087918607196">
            <text:p>30.4087918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650">
            <text:p>8650</text:p>
          </table:table-cell>
          <table:table-cell office:value-type="float" office:value="11848">
            <text:p>11848</text:p>
          </table:table-cell>
          <table:table-cell office:value-type="float" office:value="18423">
            <text:p>18423</text:p>
          </table:table-cell>
          <table:table-cell office:value-type="float" office:value="205.75">
            <text:p>205.75</text:p>
          </table:table-cell>
          <table:table-cell office:value-type="float" office:value="237.875">
            <text:p>237.875</text:p>
          </table:table-cell>
          <table:table-cell office:value-type="float" office:value="442">
            <text:p>442</text:p>
          </table:table-cell>
          <table:table-cell office:value-type="float" office:value="0.0237861271676301">
            <text:p>0.0237861272</text:p>
          </table:table-cell>
          <table:table-cell office:value-type="float" office:value="0.0200772282241729">
            <text:p>0.0200772282</text:p>
          </table:table-cell>
          <table:table-cell office:value-type="float" office:value="0.0239917494436302">
            <text:p>0.0239917494</text:p>
          </table:table-cell>
          <table:table-cell office:value-type="float" office:value="1.08436037358415">
            <text:p>1.0843603736</text:p>
          </table:table-cell>
          <table:table-cell office:value-type="float" office:value="1.07106036516721">
            <text:p>1.0710603652</text:p>
          </table:table-cell>
          <table:table-cell office:value-type="float" office:value="1.08509930697378">
            <text:p>1.085099307</text:p>
          </table:table-cell>
          <table:table-cell office:value-type="float" office:value="29.4860328164853">
            <text:p>29.4860328165</text:p>
          </table:table-cell>
          <table:table-cell office:value-type="float" office:value="34.8694728640666">
            <text:p>34.8694728641</text:p>
          </table:table-cell>
          <table:table-cell office:value-type="float" office:value="29.2362686447224">
            <text:p>29.236268644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188">
            <text:p>9188</text:p>
          </table:table-cell>
          <table:table-cell office:value-type="float" office:value="13129">
            <text:p>13129</text:p>
          </table:table-cell>
          <table:table-cell office:value-type="float" office:value="18512">
            <text:p>18512</text:p>
          </table:table-cell>
          <table:table-cell office:value-type="float" office:value="255.875">
            <text:p>255.875</text:p>
          </table:table-cell>
          <table:table-cell office:value-type="float" office:value="278">
            <text:p>278</text:p>
          </table:table-cell>
          <table:table-cell office:value-type="float" office:value="136.375">
            <text:p>136.375</text:p>
          </table:table-cell>
          <table:table-cell office:value-type="float" office:value="0.0278488245537658">
            <text:p>0.0278488246</text:p>
          </table:table-cell>
          <table:table-cell office:value-type="float" office:value="0.0211744992002437">
            <text:p>0.0211744992</text:p>
          </table:table-cell>
          <table:table-cell office:value-type="float" office:value="0.00736684312878133">
            <text:p>0.0073668431</text:p>
          </table:table-cell>
          <table:table-cell office:value-type="float" office:value="1.09899097771507">
            <text:p>1.0989909777</text:p>
          </table:table-cell>
          <table:table-cell office:value-type="float" office:value="1.07498953165696">
            <text:p>1.0749895317</text:p>
          </table:table-cell>
          <table:table-cell office:value-type="float" office:value="1.025890320891">
            <text:p>1.0258903209</text:p>
          </table:table-cell>
          <table:table-cell office:value-type="float" office:value="25.2346256618183">
            <text:p>25.2346256618</text:p>
          </table:table-cell>
          <table:table-cell office:value-type="float" office:value="33.0803608840645">
            <text:p>33.0803608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006">
            <text:p>9006</text:p>
          </table:table-cell>
          <table:table-cell office:value-type="float" office:value="12978">
            <text:p>12978</text:p>
          </table:table-cell>
          <table:table-cell office:value-type="float" office:value="17807">
            <text:p>17807</text:p>
          </table:table-cell>
          <table:table-cell office:value-type="float" office:value="118">
            <text:p>118</text:p>
          </table:table-cell>
          <table:table-cell office:value-type="float" office:value="113.625">
            <text:p>113.625</text:p>
          </table:table-cell>
          <table:table-cell office:value-type="float" office:value="243.375">
            <text:p>243.375</text:p>
          </table:table-cell>
          <table:table-cell office:value-type="float" office:value="0.0131023761936487">
            <text:p>0.0131023762</text:p>
          </table:table-cell>
          <table:table-cell office:value-type="float" office:value="0.00875520110957004">
            <text:p>0.0087552011</text:p>
          </table:table-cell>
          <table:table-cell office:value-type="float" office:value="0.0136673779974167">
            <text:p>0.013667378</text:p>
          </table:table-cell>
          <table:table-cell office:value-type="float" office:value="1.04619479431113">
            <text:p>1.0461947943</text:p>
          </table:table-cell>
          <table:table-cell office:value-type="float" office:value="1.03079344483457">
            <text:p>1.0307934448</text:p>
          </table:table-cell>
          <table:table-cell office:value-type="float" office:value="1.04820194554475">
            <text:p>1.0482019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698">
            <text:p>8698</text:p>
          </table:table-cell>
          <table:table-cell office:value-type="float" office:value="12804">
            <text:p>12804</text:p>
          </table:table-cell>
          <table:table-cell office:value-type="float" office:value="18227">
            <text:p>18227</text:p>
          </table:table-cell>
          <table:table-cell office:value-type="float" office:value="171.625">
            <text:p>171.625</text:p>
          </table:table-cell>
          <table:table-cell office:value-type="float" office:value="257">
            <text:p>257</text:p>
          </table:table-cell>
          <table:table-cell office:value-type="float" office:value="360.25">
            <text:p>360.25</text:p>
          </table:table-cell>
          <table:table-cell office:value-type="float" office:value="0.0197315474821798">
            <text:p>0.0197315475</text:p>
          </table:table-cell>
          <table:table-cell office:value-type="float" office:value="0.0200718525460794">
            <text:p>0.0200718525</text:p>
          </table:table-cell>
          <table:table-cell office:value-type="float" office:value="0.0197646348823174">
            <text:p>0.0197646349</text:p>
          </table:table-cell>
          <table:table-cell office:value-type="float" office:value="1.06982351076107">
            <text:p>1.0698235108</text:p>
          </table:table-cell>
          <table:table-cell office:value-type="float" office:value="1.07104112726996">
            <text:p>1.0710411273</text:p>
          </table:table-cell>
          <table:table-cell office:value-type="float" office:value="1.06994187804049">
            <text:p>1.069941878</text:p>
          </table:table-cell>
          <table:table-cell office:value-type="float" office:value="0">
            <text:p>0</text:p>
          </table:table-cell>
          <table:table-cell office:value-type="float" office:value="34.878719458276">
            <text:p>34.8787194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9176">
            <text:p>9176</text:p>
          </table:table-cell>
          <table:table-cell office:value-type="float" office:value="13388">
            <text:p>13388</text:p>
          </table:table-cell>
          <table:table-cell office:value-type="float" office:value="18795">
            <text:p>18795</text:p>
          </table:table-cell>
          <table:table-cell office:value-type="float" office:value="186.5">
            <text:p>186.5</text:p>
          </table:table-cell>
          <table:table-cell office:value-type="float" office:value="169.75">
            <text:p>169.75</text:p>
          </table:table-cell>
          <table:table-cell office:value-type="float" office:value="311.25">
            <text:p>311.25</text:p>
          </table:table-cell>
          <table:table-cell office:value-type="float" office:value="0.0203247602441151">
            <text:p>0.0203247602</text:p>
          </table:table-cell>
          <table:table-cell office:value-type="float" office:value="0.0126792650134449">
            <text:p>0.012679265</text:p>
          </table:table-cell>
          <table:table-cell office:value-type="float" office:value="0.016560255387071">
            <text:p>0.0165602554</text:p>
          </table:table-cell>
          <table:table-cell office:value-type="float" office:value="1.07194632877721">
            <text:p>1.0719463288</text:p>
          </table:table-cell>
          <table:table-cell office:value-type="float" office:value="1.04469252451917">
            <text:p>1.0446925245</text:p>
          </table:table-cell>
          <table:table-cell office:value-type="float" office:value="1.05849840828938">
            <text:p>1.0584984083</text:p>
          </table:table-cell>
          <table:table-cell office:value-type="float" office:value="34.4489959702995">
            <text:p>34.44899597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0178">
            <text:p>10178</text:p>
          </table:table-cell>
          <table:table-cell office:value-type="float" office:value="13436">
            <text:p>13436</text:p>
          </table:table-cell>
          <table:table-cell office:value-type="float" office:value="19531">
            <text:p>19531</text:p>
          </table:table-cell>
          <table:table-cell office:value-type="float" office:value="136.25">
            <text:p>136.25</text:p>
          </table:table-cell>
          <table:table-cell office:value-type="float" office:value="165.5">
            <text:p>165.5</text:p>
          </table:table-cell>
          <table:table-cell office:value-type="float" office:value="245.625">
            <text:p>245.625</text:p>
          </table:table-cell>
          <table:table-cell office:value-type="float" office:value="0.0133867164472391">
            <text:p>0.0133867164</text:p>
          </table:table-cell>
          <table:table-cell office:value-type="float" office:value="0.0123176540637094">
            <text:p>0.0123176541</text:p>
          </table:table-cell>
          <table:table-cell office:value-type="float" office:value="0.0125761609748605">
            <text:p>0.012576161</text:p>
          </table:table-cell>
          <table:table-cell office:value-type="float" office:value="1.04720474775272">
            <text:p>1.0472047478</text:p>
          </table:table-cell>
          <table:table-cell office:value-type="float" office:value="1.04340916944218">
            <text:p>1.0434091694</text:p>
          </table:table-cell>
          <table:table-cell office:value-type="float" office:value="1.04432655666875">
            <text:p>1.0443265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170">
            <text:p>10170</text:p>
          </table:table-cell>
          <table:table-cell office:value-type="float" office:value="13256">
            <text:p>13256</text:p>
          </table:table-cell>
          <table:table-cell office:value-type="float" office:value="18937">
            <text:p>18937</text:p>
          </table:table-cell>
          <table:table-cell office:value-type="float" office:value="113.5">
            <text:p>113.5</text:p>
          </table:table-cell>
          <table:table-cell office:value-type="float" office:value="160.875">
            <text:p>160.875</text:p>
          </table:table-cell>
          <table:table-cell office:value-type="float" office:value="364.75">
            <text:p>364.75</text:p>
          </table:table-cell>
          <table:table-cell office:value-type="float" office:value="0.0111602753195674">
            <text:p>0.0111602753</text:p>
          </table:table-cell>
          <table:table-cell office:value-type="float" office:value="0.0121360138805069">
            <text:p>0.0121360139</text:p>
          </table:table-cell>
          <table:table-cell office:value-type="float" office:value="0.019261234620056">
            <text:p>0.0192612346</text:p>
          </table:table-cell>
          <table:table-cell office:value-type="float" office:value="1.03930508503909">
            <text:p>1.039305085</text:p>
          </table:table-cell>
          <table:table-cell office:value-type="float" office:value="1.04276472293427">
            <text:p>1.0427647229</text:p>
          </table:table-cell>
          <table:table-cell office:value-type="float" office:value="1.06814147168201">
            <text:p>1.06814147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10201">
            <text:p>10201</text:p>
          </table:table-cell>
          <table:table-cell office:value-type="float" office:value="13326">
            <text:p>13326</text:p>
          </table:table-cell>
          <table:table-cell office:value-type="float" office:value="20594">
            <text:p>20594</text:p>
          </table:table-cell>
          <table:table-cell office:value-type="float" office:value="69.25">
            <text:p>69.25</text:p>
          </table:table-cell>
          <table:table-cell office:value-type="float" office:value="194">
            <text:p>194</text:p>
          </table:table-cell>
          <table:table-cell office:value-type="float" office:value="804.5">
            <text:p>804.5</text:p>
          </table:table-cell>
          <table:table-cell office:value-type="float" office:value="0.00678855014214293">
            <text:p>0.0067885501</text:p>
          </table:table-cell>
          <table:table-cell office:value-type="float" office:value="0.0145580069037971">
            <text:p>0.0145580069</text:p>
          </table:table-cell>
          <table:table-cell office:value-type="float" office:value="0.0390647761483927">
            <text:p>0.0390647761</text:p>
          </table:table-cell>
          <table:table-cell office:value-type="float" office:value="1.02385025094704">
            <text:p>1.0238502509</text:p>
          </table:table-cell>
          <table:table-cell office:value-type="float" office:value="1.05136841787071">
            <text:p>1.0513684179</text:p>
          </table:table-cell>
          <table:table-cell office:value-type="float" office:value="1.139717787721">
            <text:p>1.1397177877</text:p>
          </table:table-cell>
          <table:table-cell table:number-columns-repeated="2" office:value-type="float" office:value="0">
            <text:p>0</text:p>
          </table:table-cell>
          <table:table-cell office:value-type="float" office:value="18.0878940508048">
            <text:p>18.087894050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063">
            <text:p>10063</text:p>
          </table:table-cell>
          <table:table-cell office:value-type="float" office:value="13806">
            <text:p>13806</text:p>
          </table:table-cell>
          <table:table-cell office:value-type="float" office:value="20806">
            <text:p>20806</text:p>
          </table:table-cell>
          <table:table-cell office:value-type="float" office:value="128">
            <text:p>128</text:p>
          </table:table-cell>
          <table:table-cell office:value-type="float" office:value="262.875">
            <text:p>262.875</text:p>
          </table:table-cell>
          <table:table-cell office:value-type="float" office:value="888.125">
            <text:p>888.125</text:p>
          </table:table-cell>
          <table:table-cell office:value-type="float" office:value="0.012719864851436">
            <text:p>0.0127198649</text:p>
          </table:table-cell>
          <table:table-cell office:value-type="float" office:value="0.0190406345067362">
            <text:p>0.0190406345</text:p>
          </table:table-cell>
          <table:table-cell office:value-type="float" office:value="0.0426860040372969">
            <text:p>0.042686004</text:p>
          </table:table-cell>
          <table:table-cell office:value-type="float" office:value="1.04483664510523">
            <text:p>1.0448366451</text:p>
          </table:table-cell>
          <table:table-cell office:value-type="float" office:value="1.06735281046792">
            <text:p>1.0673528105</text:p>
          </table:table-cell>
          <table:table-cell office:value-type="float" office:value="1.15297232021426">
            <text:p>1.1529723202</text:p>
          </table:table-cell>
          <table:table-cell table:number-columns-repeated="2" office:value-type="float" office:value="0">
            <text:p>0</text:p>
          </table:table-cell>
          <table:table-cell office:value-type="float" office:value="16.5824367316242">
            <text:p>16.58243673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266">
            <text:p>10266</text:p>
          </table:table-cell>
          <table:table-cell office:value-type="float" office:value="14332">
            <text:p>14332</text:p>
          </table:table-cell>
          <table:table-cell office:value-type="float" office:value="20718">
            <text:p>20718</text:p>
          </table:table-cell>
          <table:table-cell office:value-type="float" office:value="38">
            <text:p>38</text:p>
          </table:table-cell>
          <table:table-cell office:value-type="float" office:value="289.25">
            <text:p>289.25</text:p>
          </table:table-cell>
          <table:table-cell office:value-type="float" office:value="914">
            <text:p>914</text:p>
          </table:table-cell>
          <table:table-cell office:value-type="float" office:value="0.00370153906097799">
            <text:p>0.0037015391</text:p>
          </table:table-cell>
          <table:table-cell office:value-type="float" office:value="0.0201821099637176">
            <text:p>0.02018211</text:p>
          </table:table-cell>
          <table:table-cell office:value-type="float" office:value="0.0441162274350806">
            <text:p>0.0441162274</text:p>
          </table:table-cell>
          <table:table-cell office:value-type="float" office:value="1.01298224144061">
            <text:p>1.0129822414</text:p>
          </table:table-cell>
          <table:table-cell office:value-type="float" office:value="1.07143572729568">
            <text:p>1.0714357273</text:p>
          </table:table-cell>
          <table:table-cell office:value-type="float" office:value="1.15822142940807">
            <text:p>1.1582214294</text:p>
          </table:table-cell>
          <table:table-cell office:value-type="float" office:value="0">
            <text:p>0</text:p>
          </table:table-cell>
          <table:table-cell office:value-type="float" office:value="34.6900534666325">
            <text:p>34.6900534666</text:p>
          </table:table-cell>
          <table:table-cell office:value-type="float" office:value="16.0559216943404">
            <text:p>16.055921694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0">
            <text:p>260</text:p>
          </table:table-cell>
          <table:table-cell office:value-type="float" office:value="9852">
            <text:p>9852</text:p>
          </table:table-cell>
          <table:table-cell office:value-type="float" office:value="14116">
            <text:p>14116</text:p>
          </table:table-cell>
          <table:table-cell office:value-type="float" office:value="21978">
            <text:p>21978</text:p>
          </table:table-cell>
          <table:table-cell office:value-type="float" office:value="41.25">
            <text:p>41.25</text:p>
          </table:table-cell>
          <table:table-cell office:value-type="float" office:value="265.5">
            <text:p>265.5</text:p>
          </table:table-cell>
          <table:table-cell office:value-type="float" office:value="1320.625">
            <text:p>1320.625</text:p>
          </table:table-cell>
          <table:table-cell office:value-type="float" office:value="0.00418696711327649">
            <text:p>0.0041869671</text:p>
          </table:table-cell>
          <table:table-cell office:value-type="float" office:value="0.0188084443185038">
            <text:p>0.0188084443</text:p>
          </table:table-cell>
          <table:table-cell office:value-type="float" office:value="0.0600884975884976">
            <text:p>0.0600884976</text:p>
          </table:table-cell>
          <table:table-cell office:value-type="float" office:value="1.01468874505594">
            <text:p>1.0146887451</text:p>
          </table:table-cell>
          <table:table-cell office:value-type="float" office:value="1.06652291996702">
            <text:p>1.06652292</text:p>
          </table:table-cell>
          <table:table-cell office:value-type="float" office:value="1.21738657154293">
            <text:p>1.2173865715</text:p>
          </table:table-cell>
          <table:table-cell table:number-columns-repeated="2" office:value-type="float" office:value="0">
            <text:p>0</text:p>
          </table:table-cell>
          <table:table-cell office:value-type="float" office:value="11.8786419160353">
            <text:p>11.8786419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705">
            <text:p>9705</text:p>
          </table:table-cell>
          <table:table-cell office:value-type="float" office:value="15081">
            <text:p>15081</text:p>
          </table:table-cell>
          <table:table-cell office:value-type="float" office:value="24230">
            <text:p>24230</text:p>
          </table:table-cell>
          <table:table-cell office:value-type="float" office:value="94.375">
            <text:p>94.375</text:p>
          </table:table-cell>
          <table:table-cell office:value-type="float" office:value="497.75">
            <text:p>497.75</text:p>
          </table:table-cell>
          <table:table-cell office:value-type="float" office:value="1156.75">
            <text:p>1156.75</text:p>
          </table:table-cell>
          <table:table-cell office:value-type="float" office:value="0.00972436888201958">
            <text:p>0.0097243689</text:p>
          </table:table-cell>
          <table:table-cell office:value-type="float" office:value="0.0330051057622174">
            <text:p>0.0330051058</text:p>
          </table:table-cell>
          <table:table-cell office:value-type="float" office:value="0.0477404044572844">
            <text:p>0.0477404045</text:p>
          </table:table-cell>
          <table:table-cell office:value-type="float" office:value="1.03422063525337">
            <text:p>1.0342206353</text:p>
          </table:table-cell>
          <table:table-cell office:value-type="float" office:value="1.11765297070026">
            <text:p>1.1176529707</text:p>
          </table:table-cell>
          <table:table-cell office:value-type="float" office:value="1.17155854218728">
            <text:p>1.1715585422</text:p>
          </table:table-cell>
          <table:table-cell office:value-type="float" office:value="0">
            <text:p>0</text:p>
          </table:table-cell>
          <table:table-cell office:value-type="float" office:value="21.3459086675379">
            <text:p>21.3459086675</text:p>
          </table:table-cell>
          <table:table-cell office:value-type="float" office:value="14.8629688819746">
            <text:p>14.86296888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314">
            <text:p>10314</text:p>
          </table:table-cell>
          <table:table-cell office:value-type="float" office:value="15438">
            <text:p>15438</text:p>
          </table:table-cell>
          <table:table-cell office:value-type="float" office:value="26133">
            <text:p>26133</text:p>
          </table:table-cell>
          <table:table-cell office:value-type="float" office:value="111.25">
            <text:p>111.25</text:p>
          </table:table-cell>
          <table:table-cell office:value-type="float" office:value="616.75">
            <text:p>616.75</text:p>
          </table:table-cell>
          <table:table-cell office:value-type="float" office:value="1287.5">
            <text:p>1287.5</text:p>
          </table:table-cell>
          <table:table-cell office:value-type="float" office:value="0.0107863098700795">
            <text:p>0.0107863099</text:p>
          </table:table-cell>
          <table:table-cell office:value-type="float" office:value="0.0399501230729369">
            <text:p>0.0399501231</text:p>
          </table:table-cell>
          <table:table-cell office:value-type="float" office:value="0.0492672100409444">
            <text:p>0.04926721</text:p>
          </table:table-cell>
          <table:table-cell office:value-type="float" office:value="1.03798011972728">
            <text:p>1.0379801197</text:p>
          </table:table-cell>
          <table:table-cell office:value-type="float" office:value="1.14295361492902">
            <text:p>1.1429536149</text:p>
          </table:table-cell>
          <table:table-cell office:value-type="float" office:value="1.17719266079433">
            <text:p>1.1771926608</text:p>
          </table:table-cell>
          <table:table-cell office:value-type="float" office:value="0">
            <text:p>0</text:p>
          </table:table-cell>
          <table:table-cell office:value-type="float" office:value="17.6946249638555">
            <text:p>17.6946249639</text:p>
          </table:table-cell>
          <table:table-cell office:value-type="float" office:value="14.4129338664962">
            <text:p>14.412933866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10789">
            <text:p>10789</text:p>
          </table:table-cell>
          <table:table-cell office:value-type="float" office:value="16027">
            <text:p>16027</text:p>
          </table:table-cell>
          <table:table-cell office:value-type="float" office:value="27707">
            <text:p>27707</text:p>
          </table:table-cell>
          <table:table-cell office:value-type="float" office:value="157.125">
            <text:p>157.125</text:p>
          </table:table-cell>
          <table:table-cell office:value-type="float" office:value="831.875">
            <text:p>831.875</text:p>
          </table:table-cell>
          <table:table-cell office:value-type="float" office:value="1441.5">
            <text:p>1441.5</text:p>
          </table:table-cell>
          <table:table-cell office:value-type="float" office:value="0.0145634442487719">
            <text:p>0.0145634442</text:p>
          </table:table-cell>
          <table:table-cell office:value-type="float" office:value="0.051904598490048">
            <text:p>0.0519045985</text:p>
          </table:table-cell>
          <table:table-cell office:value-type="float" office:value="0.0520265636842675">
            <text:p>0.0520265637</text:p>
          </table:table-cell>
          <table:table-cell office:value-type="float" office:value="1.05138775893114">
            <text:p>1.0513877589</text:p>
          </table:table-cell>
          <table:table-cell office:value-type="float" office:value="1.18694650591022">
            <text:p>1.1869465059</text:p>
          </table:table-cell>
          <table:table-cell office:value-type="float" office:value="1.18739822901937">
            <text:p>1.187398229</text:p>
          </table:table-cell>
          <table:table-cell office:value-type="float" office:value="0">
            <text:p>0</text:p>
          </table:table-cell>
          <table:table-cell office:value-type="float" office:value="13.6979045838802">
            <text:p>13.6979045839</text:p>
          </table:table-cell>
          <table:table-cell office:value-type="float" office:value="13.6665916849237">
            <text:p>13.666591684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10465">
            <text:p>10465</text:p>
          </table:table-cell>
          <table:table-cell office:value-type="float" office:value="16777">
            <text:p>16777</text:p>
          </table:table-cell>
          <table:table-cell office:value-type="float" office:value="29599">
            <text:p>29599</text:p>
          </table:table-cell>
          <table:table-cell office:value-type="float" office:value="230">
            <text:p>230</text:p>
          </table:table-cell>
          <table:table-cell office:value-type="float" office:value="953.75">
            <text:p>953.75</text:p>
          </table:table-cell>
          <table:table-cell office:value-type="float" office:value="1560">
            <text:p>1560</text:p>
          </table:table-cell>
          <table:table-cell office:value-type="float" office:value="0.021978021978022">
            <text:p>0.021978022</text:p>
          </table:table-cell>
          <table:table-cell office:value-type="float" office:value="0.0568486618584968">
            <text:p>0.0568486619</text:p>
          </table:table-cell>
          <table:table-cell office:value-type="float" office:value="0.0527044832595696">
            <text:p>0.0527044833</text:p>
          </table:table-cell>
          <table:table-cell office:value-type="float" office:value="1.07786982248521">
            <text:p>1.0778698225</text:p>
          </table:table-cell>
          <table:table-cell office:value-type="float" office:value="1.20530458640074">
            <text:p>1.2053045864</text:p>
          </table:table-cell>
          <table:table-cell office:value-type="float" office:value="1.18991010601758">
            <text:p>1.189910106</text:p>
          </table:table-cell>
          <table:table-cell office:value-type="float" office:value="31.883514564779">
            <text:p>31.8835145648</text:p>
          </table:table-cell>
          <table:table-cell office:value-type="float" office:value="12.5362295290432">
            <text:p>12.536229529</text:p>
          </table:table-cell>
          <table:table-cell office:value-type="float" office:value="13.4951860043226">
            <text:p>13.495186004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476">
            <text:p>17476</text:p>
          </table:table-cell>
          <table:table-cell office:value-type="float" office:value="30103">
            <text:p>30103</text:p>
          </table:table-cell>
          <table:table-cell office:value-type="float" office:value="410.5">
            <text:p>410.5</text:p>
          </table:table-cell>
          <table:table-cell office:value-type="float" office:value="747.5">
            <text:p>747.5</text:p>
          </table:table-cell>
          <table:table-cell office:value-type="float" office:value="1292">
            <text:p>1292</text:p>
          </table:table-cell>
          <table:table-cell office:value-type="float" office:value="0.0371224452884789">
            <text:p>0.0371224453</text:p>
          </table:table-cell>
          <table:table-cell office:value-type="float" office:value="0.0427729457541772">
            <text:p>0.0427729458</text:p>
          </table:table-cell>
          <table:table-cell office:value-type="float" office:value="0.0429193103677374">
            <text:p>0.0429193104</text:p>
          </table:table-cell>
          <table:table-cell office:value-type="float" office:value="1.1326295873603">
            <text:p>1.1326295874</text:p>
          </table:table-cell>
          <table:table-cell office:value-type="float" office:value="1.15329117892106">
            <text:p>1.1532911789</text:p>
          </table:table-cell>
          <table:table-cell office:value-type="float" office:value="1.15382803800387">
            <text:p>1.153828038</text:p>
          </table:table-cell>
          <table:table-cell office:value-type="float" office:value="19.0163842136955">
            <text:p>19.0163842137</text:p>
          </table:table-cell>
          <table:table-cell office:value-type="float" office:value="16.5494254510888">
            <text:p>16.5494254511</text:p>
          </table:table-cell>
          <table:table-cell office:value-type="float" office:value="16.4941536833427">
            <text:p>16.494153683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530">
            <text:p>18530</text:p>
          </table:table-cell>
          <table:table-cell office:value-type="float" office:value="31407">
            <text:p>31407</text:p>
          </table:table-cell>
          <table:table-cell office:value-type="float" office:value="424.875">
            <text:p>424.875</text:p>
          </table:table-cell>
          <table:table-cell office:value-type="float" office:value="992">
            <text:p>992</text:p>
          </table:table-cell>
          <table:table-cell office:value-type="float" office:value="962.875">
            <text:p>962.875</text:p>
          </table:table-cell>
          <table:table-cell office:value-type="float" office:value="0.0378541518175339">
            <text:p>0.0378541518</text:p>
          </table:table-cell>
          <table:table-cell office:value-type="float" office:value="0.0535348084187804">
            <text:p>0.0535348084</text:p>
          </table:table-cell>
          <table:table-cell office:value-type="float" office:value="0.0306579743369313">
            <text:p>0.0306579743</text:p>
          </table:table-cell>
          <table:table-cell office:value-type="float" office:value="1.13529808750863">
            <text:p>1.1352980875</text:p>
          </table:table-cell>
          <table:table-cell office:value-type="float" office:value="1.1929891418621">
            <text:p>1.1929891419</text:p>
          </table:table-cell>
          <table:table-cell office:value-type="float" office:value="1.10914513650453">
            <text:p>1.1091451365</text:p>
          </table:table-cell>
          <table:table-cell office:value-type="float" office:value="18.65542235902">
            <text:p>18.655422359</text:p>
          </table:table-cell>
          <table:table-cell office:value-type="float" office:value="13.2911594073501">
            <text:p>13.2911594074</text:p>
          </table:table-cell>
          <table:table-cell office:value-type="float" office:value="22.9538632288285">
            <text:p>22.953863228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266">
            <text:p>19266</text:p>
          </table:table-cell>
          <table:table-cell office:value-type="float" office:value="32425">
            <text:p>32425</text:p>
          </table:table-cell>
          <table:table-cell office:value-type="float" office:value="494.625">
            <text:p>494.625</text:p>
          </table:table-cell>
          <table:table-cell office:value-type="float" office:value="865.25">
            <text:p>865.25</text:p>
          </table:table-cell>
          <table:table-cell office:value-type="float" office:value="470.625">
            <text:p>470.625</text:p>
          </table:table-cell>
          <table:table-cell office:value-type="float" office:value="0.0440057829181495">
            <text:p>0.0440057829</text:p>
          </table:table-cell>
          <table:table-cell office:value-type="float" office:value="0.0449107235544483">
            <text:p>0.0449107236</text:p>
          </table:table-cell>
          <table:table-cell office:value-type="float" office:value="0.0145142636854279">
            <text:p>0.0145142637</text:p>
          </table:table-cell>
          <table:table-cell office:value-type="float" office:value="1.15781579771679">
            <text:p>1.1578157977</text:p>
          </table:table-cell>
          <table:table-cell office:value-type="float" office:value="1.16114079969733">
            <text:p>1.1611407997</text:p>
          </table:table-cell>
          <table:table-cell office:value-type="float" office:value="1.05121282404564">
            <text:p>1.051212824</text:p>
          </table:table-cell>
          <table:table-cell office:value-type="float" office:value="16.0953609569061">
            <text:p>16.0953609569</text:p>
          </table:table-cell>
          <table:table-cell office:value-type="float" office:value="15.7779263902293">
            <text:p>15.7779263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368">
            <text:p>20368</text:p>
          </table:table-cell>
          <table:table-cell office:value-type="float" office:value="34709">
            <text:p>34709</text:p>
          </table:table-cell>
          <table:table-cell office:value-type="float" office:value="605.75">
            <text:p>605.75</text:p>
          </table:table-cell>
          <table:table-cell office:value-type="float" office:value="7">
            <text:p>7</text:p>
          </table:table-cell>
          <table:table-cell office:value-type="float" office:value="111.75">
            <text:p>111.75</text:p>
          </table:table-cell>
          <table:table-cell office:value-type="float" office:value="0.0518399657680787">
            <text:p>0.0518399658</text:p>
          </table:table-cell>
          <table:table-cell office:value-type="float" office:value="0.000343676355066771">
            <text:p>0.0003436764</text:p>
          </table:table-cell>
          <table:table-cell office:value-type="float" office:value="0.00321962603359359">
            <text:p>0.003219626</text:p>
          </table:table-cell>
          <table:table-cell office:value-type="float" office:value="1.18670714900791">
            <text:p>1.186707149</text:p>
          </table:table-cell>
          <table:table-cell office:value-type="float" office:value="1.00120309874507">
            <text:p>1.0012030987</text:p>
          </table:table-cell>
          <table:table-cell office:value-type="float" office:value="1.0112890084615">
            <text:p>1.0112890085</text:p>
          </table:table-cell>
          <table:table-cell office:value-type="float" office:value="13.71455786918">
            <text:p>13.7145578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357">
            <text:p>21357</text:p>
          </table:table-cell>
          <table:table-cell office:value-type="float" office:value="34798">
            <text:p>34798</text:p>
          </table:table-cell>
          <table:table-cell office:value-type="float" office:value="647">
            <text:p>647</text:p>
          </table:table-cell>
          <table:table-cell office:value-type="float" office:value="968.25">
            <text:p>968.25</text:p>
          </table:table-cell>
          <table:table-cell office:value-type="float" office:value="7.625">
            <text:p>7.625</text:p>
          </table:table-cell>
          <table:table-cell office:value-type="float" office:value="0.0492015209125475">
            <text:p>0.0492015209</text:p>
          </table:table-cell>
          <table:table-cell office:value-type="float" office:value="0.0453364236550077">
            <text:p>0.0453364237</text:p>
          </table:table-cell>
          <table:table-cell office:value-type="float" office:value="0.000219121788608541">
            <text:p>0.0002191218</text:p>
          </table:table-cell>
          <table:table-cell office:value-type="float" office:value="1.17695007092773">
            <text:p>1.1769500709</text:p>
          </table:table-cell>
          <table:table-cell office:value-type="float" office:value="1.16270604975979">
            <text:p>1.1627060498</text:p>
          </table:table-cell>
          <table:table-cell office:value-type="float" office:value="1.00076702036827">
            <text:p>1.0007670204</text:p>
          </table:table-cell>
          <table:table-cell office:value-type="float" office:value="14.4317212394761">
            <text:p>14.4317212395</text:p>
          </table:table-cell>
          <table:table-cell office:value-type="float" office:value="15.6329816706801">
            <text:p>15.6329816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2356">
            <text:p>22356</text:p>
          </table:table-cell>
          <table:table-cell office:value-type="float" office:value="33375">
            <text:p>33375</text:p>
          </table:table-cell>
          <table:table-cell office:value-type="float" office:value="677">
            <text:p>677</text:p>
          </table:table-cell>
          <table:table-cell office:value-type="float" office:value="662.25">
            <text:p>662.25</text:p>
          </table:table-cell>
          <table:table-cell office:value-type="float" office:value="-191.25">
            <text:p>-191.25</text:p>
          </table:table-cell>
          <table:table-cell office:value-type="float" office:value="0.049286546301689">
            <text:p>0.0492865463</text:p>
          </table:table-cell>
          <table:table-cell office:value-type="float" office:value="0.0296229200214707">
            <text:p>0.02962292</text:p>
          </table:table-cell>
          <table:table-cell office:value-type="float" office:value="-0.00573033707865169">
            <text:p>-0.0057303371</text:p>
          </table:table-cell>
          <table:table-cell office:value-type="float" office:value="1.17726407280275">
            <text:p>1.1772640728</text:p>
          </table:table-cell>
          <table:table-cell office:value-type="float" office:value="1.10540015416072">
            <text:p>1.1054001542</text:p>
          </table:table-cell>
          <table:table-cell office:value-type="float" office:value="0.980008180280268">
            <text:p>0.9800081803</text:p>
          </table:table-cell>
          <table:table-cell office:value-type="float" office:value="14.4074131514164">
            <text:p>14.4074131514</text:p>
          </table:table-cell>
          <table:table-cell office:value-type="float" office:value="23.7439034154512">
            <text:p>23.7439034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552">
            <text:p>22552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281.75">
            <text:p>281.75</text:p>
          </table:table-cell>
          <table:table-cell office:value-type="float" office:value="473.875">
            <text:p>473.875</text:p>
          </table:table-cell>
          <table:table-cell office:value-type="float" office:value="0.0512339418526031">
            <text:p>0.0512339419</text:p>
          </table:table-cell>
          <table:table-cell office:value-type="float" office:value="0.0124933487052146">
            <text:p>0.0124933487</text:p>
          </table:table-cell>
          <table:table-cell office:value-type="float" office:value="0.0147652209135664">
            <text:p>0.0147652209</text:p>
          </table:table-cell>
          <table:table-cell office:value-type="float" office:value="1.18446363340771">
            <text:p>1.1844636334</text:p>
          </table:table-cell>
          <table:table-cell office:value-type="float" office:value="1.04403264464152">
            <text:p>1.0440326446</text:p>
          </table:table-cell>
          <table:table-cell office:value-type="float" office:value="1.05210557622479">
            <text:p>1.0521055762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746">
            <text:p>21746</text:p>
          </table:table-cell>
          <table:table-cell office:value-type="float" office:value="33743">
            <text:p>33743</text:p>
          </table:table-cell>
          <table:table-cell office:value-type="float" office:value="818.125">
            <text:p>818.125</text:p>
          </table:table-cell>
          <table:table-cell office:value-type="float" office:value="-106.25">
            <text:p>-106.25</text:p>
          </table:table-cell>
          <table:table-cell office:value-type="float" office:value="114.75">
            <text:p>114.75</text:p>
          </table:table-cell>
          <table:table-cell office:value-type="float" office:value="0.0529188227684347">
            <text:p>0.0529188228</text:p>
          </table:table-cell>
          <table:table-cell office:value-type="float" office:value="-0.00488595603789203">
            <text:p>-0.004885956</text:p>
          </table:table-cell>
          <table:table-cell office:value-type="float" office:value="0.00340070533147616">
            <text:p>0.0034007053</text:p>
          </table:table-cell>
          <table:table-cell office:value-type="float" office:value="1.19070466722379">
            <text:p>1.1907046672</text:p>
          </table:table-cell>
          <table:table-cell office:value-type="float" office:value="0.98294594409753">
            <text:p>0.9829459441</text:p>
          </table:table-cell>
          <table:table-cell office:value-type="float" office:value="1.0119251356618">
            <text:p>1.0119251357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140">
            <text:p>16140</text:p>
          </table:table-cell>
          <table:table-cell office:value-type="float" office:value="21391">
            <text:p>21391</text:p>
          </table:table-cell>
          <table:table-cell office:value-type="float" office:value="34188">
            <text:p>34188</text:p>
          </table:table-cell>
          <table:table-cell office:value-type="float" office:value="702.25">
            <text:p>702.25</text:p>
          </table:table-cell>
          <table:table-cell office:value-type="float" office:value="-111.875">
            <text:p>-111.875</text:p>
          </table:table-cell>
          <table:table-cell office:value-type="float" office:value="-65.625">
            <text:p>-65.625</text:p>
          </table:table-cell>
          <table:table-cell office:value-type="float" office:value="0.0435099132589839">
            <text:p>0.0435099133</text:p>
          </table:table-cell>
          <table:table-cell office:value-type="float" office:value="-0.00523000327240428">
            <text:p>-0.0052300033</text:p>
          </table:table-cell>
          <table:table-cell office:value-type="float" office:value="-0.00191953316953317">
            <text:p>-0.0019195332</text:p>
          </table:table-cell>
          <table:table-cell office:value-type="float" office:value="1.15599519700798">
            <text:p>1.155995197</text:p>
          </table:table-cell>
          <table:table-cell office:value-type="float" office:value="0.981748600297675">
            <text:p>0.9817486003</text:p>
          </table:table-cell>
          <table:table-cell office:value-type="float" office:value="0.993288855737508">
            <text:p>0.9932888557</text:p>
          </table:table-cell>
          <table:table-cell office:value-type="float" office:value="16.2749010334583">
            <text:p>16.2749010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072">
            <text:p>22072</text:p>
          </table:table-cell>
          <table:table-cell office:value-type="float" office:value="32497">
            <text:p>32497</text:p>
          </table:table-cell>
          <table:table-cell office:value-type="float" office:value="-141.875">
            <text:p>-141.875</text:p>
          </table:table-cell>
          <table:table-cell office:value-type="float" office:value="638.25">
            <text:p>638.25</text:p>
          </table:table-cell>
          <table:table-cell office:value-type="float" office:value="-179.875">
            <text:p>-179.875</text:p>
          </table:table-cell>
          <table:table-cell office:value-type="float" office:value="-0.00852614182692308">
            <text:p>-0.0085261418</text:p>
          </table:table-cell>
          <table:table-cell office:value-type="float" office:value="0.0289167270750272">
            <text:p>0.0289167271</text:p>
          </table:table-cell>
          <table:table-cell office:value-type="float" office:value="-0.00553512631935256">
            <text:p>-0.0055351263</text:p>
          </table:table-cell>
          <table:table-cell office:value-type="float" office:value="0.970300985990897">
            <text:p>0.970300986</text:p>
          </table:table-cell>
          <table:table-cell office:value-type="float" office:value="1.10284745188787">
            <text:p>1.1028474519</text:p>
          </table:table-cell>
          <table:table-cell office:value-type="float" office:value="0.980687107624074">
            <text:p>0.9806871076</text:p>
          </table:table-cell>
          <table:table-cell office:value-type="float" office:value="0">
            <text:p>0</text:p>
          </table:table-cell>
          <table:table-cell office:value-type="float" office:value="24.3153846205704">
            <text:p>24.3153846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443">
            <text:p>22443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-128">
            <text:p>-128</text:p>
          </table:table-cell>
          <table:table-cell office:value-type="float" office:value="-145.5">
            <text:p>-145.5</text:p>
          </table:table-cell>
          <table:table-cell office:value-type="float" office:value="-0.00502907666745787">
            <text:p>-0.0050290767</text:p>
          </table:table-cell>
          <table:table-cell office:value-type="float" office:value="-0.0057033373434924">
            <text:p>-0.0057033373</text:p>
          </table:table-cell>
          <table:table-cell office:value-type="float" office:value="-0.00455527378604302">
            <text:p>-0.0045552738</text:p>
          </table:table-cell>
          <table:table-cell office:value-type="float" office:value="0.982447803223667">
            <text:p>0.9824478032</text:p>
          </table:table-cell>
          <table:table-cell office:value-type="float" office:value="0.98010207428921">
            <text:p>0.9801020743</text:p>
          </table:table-cell>
          <table:table-cell office:value-type="float" office:value="0.98409721276661">
            <text:p>0.9840972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578">
            <text:p>23578</text:p>
          </table:table-cell>
          <table:table-cell office:value-type="float" office:value="33867">
            <text:p>33867</text:p>
          </table:table-cell>
          <table:table-cell office:value-type="float" office:value="-66.375">
            <text:p>-66.375</text:p>
          </table:table-cell>
          <table:table-cell office:value-type="float" office:value="97.5">
            <text:p>97.5</text:p>
          </table:table-cell>
          <table:table-cell office:value-type="float" office:value="29.5">
            <text:p>29.5</text:p>
          </table:table-cell>
          <table:table-cell office:value-type="float" office:value="-0.00406211750305998">
            <text:p>-0.0040621175</text:p>
          </table:table-cell>
          <table:table-cell office:value-type="float" office:value="0.00413521078971923">
            <text:p>0.0041352108</text:p>
          </table:table-cell>
          <table:table-cell office:value-type="float" office:value="0.000871054418755721">
            <text:p>0.0008710544</text:p>
          </table:table-cell>
          <table:table-cell office:value-type="float" office:value="0.985814930304563">
            <text:p>0.9858149303</text:p>
          </table:table-cell>
          <table:table-cell office:value-type="float" office:value="1.01450675370184">
            <text:p>1.0145067537</text:p>
          </table:table-cell>
          <table:table-cell office:value-type="float" office:value="1.00305017758781">
            <text:p>1.0030501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3906">
            <text:p>23906</text:p>
          </table:table-cell>
          <table:table-cell office:value-type="float" office:value="33712">
            <text:p>33712</text:p>
          </table:table-cell>
          <table:table-cell office:value-type="float" office:value="-75.25">
            <text:p>-75.25</text:p>
          </table:table-cell>
          <table:table-cell office:value-type="float" office:value="-123.375">
            <text:p>-123.375</text:p>
          </table:table-cell>
          <table:table-cell office:value-type="float" office:value="106.625">
            <text:p>106.625</text:p>
          </table:table-cell>
          <table:table-cell office:value-type="float" office:value="-0.00467681789931635">
            <text:p>-0.0046768179</text:p>
          </table:table-cell>
          <table:table-cell office:value-type="float" office:value="-0.00516083828327616">
            <text:p>-0.0051608383</text:p>
          </table:table-cell>
          <table:table-cell office:value-type="float" office:value="0.00316282036070242">
            <text:p>0.0031628204</text:p>
          </table:table-cell>
          <table:table-cell office:value-type="float" office:value="0.983674007698693">
            <text:p>0.9836740077</text:p>
          </table:table-cell>
          <table:table-cell office:value-type="float" office:value="0.981989269142034">
            <text:p>0.9819892691</text:p>
          </table:table-cell>
          <table:table-cell office:value-type="float" office:value="1.01108947799042">
            <text:p>1.01108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345">
            <text:p>22345</text:p>
          </table:table-cell>
          <table:table-cell office:value-type="float" office:value="31730">
            <text:p>31730</text:p>
          </table:table-cell>
          <table:table-cell office:value-type="float" office:value="-83">
            <text:p>-83</text:p>
          </table:table-cell>
          <table:table-cell office:value-type="float" office:value="175.875">
            <text:p>175.875</text:p>
          </table:table-cell>
          <table:table-cell office:value-type="float" office:value="241.75">
            <text:p>241.75</text:p>
          </table:table-cell>
          <table:table-cell office:value-type="float" office:value="-0.00512503859215807">
            <text:p>-0.0051250386</text:p>
          </table:table-cell>
          <table:table-cell office:value-type="float" office:value="0.00787088834191094">
            <text:p>0.0078708883</text:p>
          </table:table-cell>
          <table:table-cell office:value-type="float" office:value="0.00761897258115348">
            <text:p>0.0076189726</text:p>
          </table:table-cell>
          <table:table-cell office:value-type="float" office:value="0.982113846327766">
            <text:p>0.9821138463</text:p>
          </table:table-cell>
          <table:table-cell office:value-type="float" office:value="1.02766953292794">
            <text:p>1.0276695329</text:p>
          </table:table-cell>
          <table:table-cell office:value-type="float" office:value="1.02678017957069">
            <text:p>1.0267801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846">
            <text:p>21846</text:p>
          </table:table-cell>
          <table:table-cell office:value-type="float" office:value="30864">
            <text:p>30864</text:p>
          </table:table-cell>
          <table:table-cell office:value-type="float" office:value="-94">
            <text:p>-94</text:p>
          </table:table-cell>
          <table:table-cell office:value-type="float" office:value="276.875">
            <text:p>276.875</text:p>
          </table:table-cell>
          <table:table-cell office:value-type="float" office:value="-113.5">
            <text:p>-113.5</text:p>
          </table:table-cell>
          <table:table-cell office:value-type="float" office:value="-0.0056422569027611">
            <text:p>-0.0056422569</text:p>
          </table:table-cell>
          <table:table-cell office:value-type="float" office:value="0.0126739448869358">
            <text:p>0.0126739449</text:p>
          </table:table-cell>
          <table:table-cell office:value-type="float" office:value="-0.00367742353551063">
            <text:p>-0.0036774235</text:p>
          </table:table-cell>
          <table:table-cell office:value-type="float" office:value="0.980314497563731">
            <text:p>0.9803144976</text:p>
          </table:table-cell>
          <table:table-cell office:value-type="float" office:value="1.04467363970711">
            <text:p>1.0446736397</text:p>
          </table:table-cell>
          <table:table-cell office:value-type="float" office:value="0.987155523575677">
            <text:p>0.98715552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761">
            <text:p>21761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321">
            <text:p>321</text:p>
          </table:table-cell>
          <table:table-cell office:value-type="float" office:value="2.75">
            <text:p>2.75</text:p>
          </table:table-cell>
          <table:table-cell office:value-type="float" office:value="-0.00419042546525472">
            <text:p>-0.0041904255</text:p>
          </table:table-cell>
          <table:table-cell office:value-type="float" office:value="0.0147511603327053">
            <text:p>0.0147511603</text:p>
          </table:table-cell>
          <table:table-cell table:style-name="ce17" office:value-type="float" office:value="0.0000843739453256834">
            <text:p>8.44E-005</text:p>
          </table:table-cell>
          <table:table-cell office:value-type="float" office:value="0.985367927816145">
            <text:p>0.9853679278</text:p>
          </table:table-cell>
          <table:table-cell office:value-type="float" office:value="1.05205555075754">
            <text:p>1.0520555508</text:p>
          </table:table-cell>
          <table:table-cell office:value-type="float" office:value="1.00029532276181">
            <text:p>1.00029532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744">
            <text:p>15744</text:p>
          </table:table-cell>
          <table:table-cell office:value-type="float" office:value="22240">
            <text:p>22240</text:p>
          </table:table-cell>
          <table:table-cell office:value-type="float" office:value="33079">
            <text:p>33079</text:p>
          </table:table-cell>
          <table:table-cell office:value-type="float" office:value="-99.875">
            <text:p>-99.875</text:p>
          </table:table-cell>
          <table:table-cell office:value-type="float" office:value="309.75">
            <text:p>309.75</text:p>
          </table:table-cell>
          <table:table-cell office:value-type="float" office:value="94.875">
            <text:p>94.875</text:p>
          </table:table-cell>
          <table:table-cell office:value-type="float" office:value="-0.00634368648373984">
            <text:p>-0.0063436865</text:p>
          </table:table-cell>
          <table:table-cell office:value-type="float" office:value="0.0139276079136691">
            <text:p>0.0139276079</text:p>
          </table:table-cell>
          <table:table-cell office:value-type="float" office:value="0.00286813386136219">
            <text:p>0.0028681339</text:p>
          </table:table-cell>
          <table:table-cell office:value-type="float" office:value="0.97787597232899">
            <text:p>0.9778759723</text:p>
          </table:table-cell>
          <table:table-cell office:value-type="float" office:value="1.04912682509175">
            <text:p>1.0491268251</text:p>
          </table:table-cell>
          <table:table-cell office:value-type="float" office:value="1.01005459185079">
            <text:p>1.0100545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2142">
            <text:p>22142</text:p>
          </table:table-cell>
          <table:table-cell office:value-type="float" office:value="31811">
            <text:p>31811</text:p>
          </table:table-cell>
          <table:table-cell office:value-type="float" office:value="-160">
            <text:p>-160</text:p>
          </table:table-cell>
          <table:table-cell office:value-type="float" office:value="140.75">
            <text:p>140.75</text:p>
          </table:table-cell>
          <table:table-cell office:value-type="float" office:value="222.25">
            <text:p>222.25</text:p>
          </table:table-cell>
          <table:table-cell office:value-type="float" office:value="-0.0102079877504147">
            <text:p>-0.0102079878</text:p>
          </table:table-cell>
          <table:table-cell office:value-type="float" office:value="0.00635669767861982">
            <text:p>0.0063566977</text:p>
          </table:table-cell>
          <table:table-cell office:value-type="float" office:value="0.00698657697023042">
            <text:p>0.006986577</text:p>
          </table:table-cell>
          <table:table-cell office:value-type="float" office:value="0.964476280780817">
            <text:p>0.9644762808</text:p>
          </table:table-cell>
          <table:table-cell office:value-type="float" office:value="1.02232764078171">
            <text:p>1.0223276408</text:p>
          </table:table-cell>
          <table:table-cell office:value-type="float" office:value="1.02454869142102">
            <text:p>1.0245486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94">
            <text:p>21894</text:p>
          </table:table-cell>
          <table:table-cell office:value-type="float" office:value="35069">
            <text:p>35069</text:p>
          </table:table-cell>
          <table:table-cell office:value-type="float" office:value="202.5">
            <text:p>202.5</text:p>
          </table:table-cell>
          <table:table-cell office:value-type="float" office:value="-85.75">
            <text:p>-85.75</text:p>
          </table:table-cell>
          <table:table-cell office:value-type="float" office:value="-184.5">
            <text:p>-184.5</text:p>
          </table:table-cell>
          <table:table-cell office:value-type="float" office:value="0.0123287671232877">
            <text:p>0.0123287671</text:p>
          </table:table-cell>
          <table:table-cell office:value-type="float" office:value="-0.00391659815474559">
            <text:p>-0.0039165982</text:p>
          </table:table-cell>
          <table:table-cell office:value-type="float" office:value="-0.00526105677378882">
            <text:p>-0.0052610568</text:p>
          </table:table-cell>
          <table:table-cell office:value-type="float" office:value="1.04344860198912">
            <text:p>1.043448602</text:p>
          </table:table-cell>
          <table:table-cell office:value-type="float" office:value="0.986321972350958">
            <text:p>0.9863219724</text:p>
          </table:table-cell>
          <table:table-cell office:value-type="float" office:value="0.981640551579758">
            <text:p>0.98164055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3252">
            <text:p>23252</text:p>
          </table:table-cell>
          <table:table-cell office:value-type="float" office:value="36905">
            <text:p>36905</text:p>
          </table:table-cell>
          <table:table-cell office:value-type="float" office:value="164.75">
            <text:p>164.75</text:p>
          </table:table-cell>
          <table:table-cell office:value-type="float" office:value="24.375">
            <text:p>24.375</text:p>
          </table:table-cell>
          <table:table-cell office:value-type="float" office:value="-555.125">
            <text:p>-555.125</text:p>
          </table:table-cell>
          <table:table-cell office:value-type="float" office:value="0.00998484848484849">
            <text:p>0.0099848485</text:p>
          </table:table-cell>
          <table:table-cell office:value-type="float" office:value="0.00104829692069499">
            <text:p>0.0010482969</text:p>
          </table:table-cell>
          <table:table-cell office:value-type="float" office:value="-0.015041999729034">
            <text:p>-0.0150419997</text:p>
          </table:table-cell>
          <table:table-cell office:value-type="float" office:value="1.03514237620753">
            <text:p>1.0351423762</text:p>
          </table:table-cell>
          <table:table-cell office:value-type="float" office:value="1.00367119311824">
            <text:p>1.0036711931</text:p>
          </table:table-cell>
          <table:table-cell office:value-type="float" office:value="0.947796473989844">
            <text:p>0.9477964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630">
            <text:p>16630</text:p>
          </table:table-cell>
          <table:table-cell office:value-type="float" office:value="23568">
            <text:p>23568</text:p>
          </table:table-cell>
          <table:table-cell office:value-type="float" office:value="37936">
            <text:p>37936</text:p>
          </table:table-cell>
          <table:table-cell office:value-type="float" office:value="208.75">
            <text:p>208.75</text:p>
          </table:table-cell>
          <table:table-cell office:value-type="float" office:value="66.125">
            <text:p>66.125</text:p>
          </table:table-cell>
          <table:table-cell office:value-type="float" office:value="-586.625">
            <text:p>-586.625</text:p>
          </table:table-cell>
          <table:table-cell office:value-type="float" office:value="0.0125526157546603">
            <text:p>0.0125526158</text:p>
          </table:table-cell>
          <table:table-cell office:value-type="float" office:value="0.00280571113374067">
            <text:p>0.0028057111</text:p>
          </table:table-cell>
          <table:table-cell office:value-type="float" office:value="-0.0154635438633488">
            <text:p>-0.0154635439</text:p>
          </table:table-cell>
          <table:table-cell office:value-type="float" office:value="1.04424298873939">
            <text:p>1.0442429887</text:p>
          </table:table-cell>
          <table:table-cell office:value-type="float" office:value="1.00983541811743">
            <text:p>1.0098354181</text:p>
          </table:table-cell>
          <table:table-cell office:value-type="float" office:value="0.946346274008354">
            <text:p>0.9463462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541">
            <text:p>22541</text:p>
          </table:table-cell>
          <table:table-cell office:value-type="float" office:value="33508">
            <text:p>33508</text:p>
          </table:table-cell>
          <table:table-cell office:value-type="float" office:value="111">
            <text:p>111</text:p>
          </table:table-cell>
          <table:table-cell office:value-type="float" office:value="146.5">
            <text:p>146.5</text:p>
          </table:table-cell>
          <table:table-cell office:value-type="float" office:value="-742.375">
            <text:p>-742.375</text:p>
          </table:table-cell>
          <table:table-cell office:value-type="float" office:value="0.0067798680674322">
            <text:p>0.0067798681</text:p>
          </table:table-cell>
          <table:table-cell office:value-type="float" office:value="0.00649926800053236">
            <text:p>0.006499268</text:p>
          </table:table-cell>
          <table:table-cell office:value-type="float" office:value="-0.0221551569774382">
            <text:p>-0.022155157</text:p>
          </table:table-cell>
          <table:table-cell office:value-type="float" office:value="1.0238196327936">
            <text:p>1.0238196328</text:p>
          </table:table-cell>
          <table:table-cell office:value-type="float" office:value="1.02283022935157">
            <text:p>1.0228302294</text:p>
          </table:table-cell>
          <table:table-cell office:value-type="float" office:value="0.923419018501128">
            <text:p>0.9234190185</text:p>
          </table:table-cell>
          <table:table-cell table:number-columns-repeated="2" office:value-type="float" office:value="0">
            <text:p>0</text:p>
          </table:table-cell>
          <table:table-cell office:value-type="float" office:value="-30.9381746985667">
            <text:p>-30.93817469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1192">
            <text:p>21192</text:p>
          </table:table-cell>
          <table:table-cell office:value-type="float" office:value="34269">
            <text:p>34269</text:p>
          </table:table-cell>
          <table:table-cell office:value-type="float" office:value="141.125">
            <text:p>141.125</text:p>
          </table:table-cell>
          <table:table-cell office:value-type="float" office:value="308.5">
            <text:p>308.5</text:p>
          </table:table-cell>
          <table:table-cell office:value-type="float" office:value="-275.375">
            <text:p>-275.375</text:p>
          </table:table-cell>
          <table:table-cell office:value-type="float" office:value="0.00884241854636592">
            <text:p>0.0088424185</text:p>
          </table:table-cell>
          <table:table-cell office:value-type="float" office:value="0.0145573801434504">
            <text:p>0.0145573801</text:p>
          </table:table-cell>
          <table:table-cell office:value-type="float" office:value="-0.00803568823134612">
            <text:p>-0.0080356882</text:p>
          </table:table-cell>
          <table:table-cell office:value-type="float" office:value="1.03110171410915">
            <text:p>1.0311017141</text:p>
          </table:table-cell>
          <table:table-cell office:value-type="float" office:value="1.05136618844269">
            <text:p>1.0513661884</text:p>
          </table:table-cell>
          <table:table-cell office:value-type="float" office:value="0.972001652869577">
            <text:p>0.97200165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2584">
            <text:p>12584</text:p>
          </table:table-cell>
          <table:table-cell office:value-type="float" office:value="21118">
            <text:p>21118</text:p>
          </table:table-cell>
          <table:table-cell office:value-type="float" office:value="36080">
            <text:p>36080</text:p>
          </table:table-cell>
          <table:table-cell office:value-type="float" office:value="-875">
            <text:p>-875</text:p>
          </table:table-cell>
          <table:table-cell office:value-type="float" office:value="-374">
            <text:p>-374</text:p>
          </table:table-cell>
          <table:table-cell office:value-type="float" office:value="-689.75">
            <text:p>-689.75</text:p>
          </table:table-cell>
          <table:table-cell office:value-type="float" office:value="-0.0695327399872854">
            <text:p>-0.06953274</text:p>
          </table:table-cell>
          <table:table-cell office:value-type="float" office:value="-0.0177100104176532">
            <text:p>-0.0177100104</text:p>
          </table:table-cell>
          <table:table-cell office:value-type="float" office:value="-0.0191172394678492">
            <text:p>-0.0191172395</text:p>
          </table:table-cell>
          <table:table-cell office:value-type="float" office:value="0.766111621827574">
            <text:p>0.7661116218</text:p>
          </table:table-cell>
          <table:table-cell office:value-type="float" office:value="0.938629706697441">
            <text:p>0.9386297067</text:p>
          </table:table-cell>
          <table:table-cell office:value-type="float" office:value="0.933805980798475">
            <text:p>0.9338059808</text:p>
          </table:table-cell>
          <table:table-cell office:value-type="float" office:value="-9.61790864540888">
            <text:p>-9.6179086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2034">
            <text:p>12034</text:p>
          </table:table-cell>
          <table:table-cell office:value-type="float" office:value="21281">
            <text:p>21281</text:p>
          </table:table-cell>
          <table:table-cell office:value-type="float" office:value="36820">
            <text:p>36820</text:p>
          </table:table-cell>
          <table:table-cell office:value-type="float" office:value="-903.625">
            <text:p>-903.625</text:p>
          </table:table-cell>
          <table:table-cell office:value-type="float" office:value="240.75">
            <text:p>240.75</text:p>
          </table:table-cell>
          <table:table-cell office:value-type="float" office:value="-668">
            <text:p>-668</text:p>
          </table:table-cell>
          <table:table-cell office:value-type="float" office:value="-0.0750893302310121">
            <text:p>-0.0750893302</text:p>
          </table:table-cell>
          <table:table-cell office:value-type="float" office:value="0.0113129082279968">
            <text:p>0.0113129082</text:p>
          </table:table-cell>
          <table:table-cell office:value-type="float" office:value="-0.0181423139598045">
            <text:p>-0.018142314</text:p>
          </table:table-cell>
          <table:table-cell office:value-type="float" office:value="0.74823862291996">
            <text:p>0.7482386229</text:p>
          </table:table-cell>
          <table:table-cell office:value-type="float" office:value="1.03984602330744">
            <text:p>1.0398460233</text:p>
          </table:table-cell>
          <table:table-cell office:value-type="float" office:value="0.937147022510084">
            <text:p>0.9371470225</text:p>
          </table:table-cell>
          <table:table-cell office:value-type="float" office:value="-8.87988573487662">
            <text:p>-8.8798857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3706">
            <text:p>13706</text:p>
          </table:table-cell>
          <table:table-cell office:value-type="float" office:value="21500">
            <text:p>21500</text:p>
          </table:table-cell>
          <table:table-cell office:value-type="float" office:value="32602">
            <text:p>32602</text:p>
          </table:table-cell>
          <table:table-cell office:value-type="float" office:value="-575.5">
            <text:p>-575.5</text:p>
          </table:table-cell>
          <table:table-cell office:value-type="float" office:value="167.75">
            <text:p>167.75</text:p>
          </table:table-cell>
          <table:table-cell office:value-type="float" office:value="-751.125">
            <text:p>-751.125</text:p>
          </table:table-cell>
          <table:table-cell office:value-type="float" office:value="-0.0419889099664381">
            <text:p>-0.04198891</text:p>
          </table:table-cell>
          <table:table-cell office:value-type="float" office:value="0.00780232558139535">
            <text:p>0.0078023256</text:p>
          </table:table-cell>
          <table:table-cell office:value-type="float" office:value="-0.0230392307220416">
            <text:p>-0.0230392307</text:p>
          </table:table-cell>
          <table:table-cell office:value-type="float" office:value="0.856494429495399">
            <text:p>0.8564944295</text:p>
          </table:table-cell>
          <table:table-cell office:value-type="float" office:value="1.02742745705246">
            <text:p>1.0274274571</text:p>
          </table:table-cell>
          <table:table-cell office:value-type="float" office:value="0.920403072531291">
            <text:p>0.9204030725</text:p>
          </table:table-cell>
          <table:table-cell office:value-type="float" office:value="-16.1588118941282">
            <text:p>-16.1588118941</text:p>
          </table:table-cell>
          <table:table-cell office:value-type="float" office:value="0">
            <text:p>0</text:p>
          </table:table-cell>
          <table:table-cell office:value-type="float" office:value="-29.7375976183402">
            <text:p>-29.737597618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4432">
            <text:p>14432</text:p>
          </table:table-cell>
          <table:table-cell office:value-type="float" office:value="20631">
            <text:p>20631</text:p>
          </table:table-cell>
          <table:table-cell office:value-type="float" office:value="32609">
            <text:p>32609</text:p>
          </table:table-cell>
          <table:table-cell office:value-type="float" office:value="-433.5">
            <text:p>-433.5</text:p>
          </table:table-cell>
          <table:table-cell office:value-type="float" office:value="-297.25">
            <text:p>-297.25</text:p>
          </table:table-cell>
          <table:table-cell office:value-type="float" office:value="-206.25">
            <text:p>-206.25</text:p>
          </table:table-cell>
          <table:table-cell office:value-type="float" office:value="-0.0300374168514412">
            <text:p>-0.0300374169</text:p>
          </table:table-cell>
          <table:table-cell office:value-type="float" office:value="-0.014407929814357">
            <text:p>-0.0144079298</text:p>
          </table:table-cell>
          <table:table-cell office:value-type="float" office:value="-0.00632494096721764">
            <text:p>-0.006324941</text:p>
          </table:table-cell>
          <table:table-cell office:value-type="float" office:value="0.896637443985726">
            <text:p>0.896637444</text:p>
          </table:table-cell>
          <table:table-cell office:value-type="float" office:value="0.94997911899516">
            <text:p>0.949979119</text:p>
          </table:table-cell>
          <table:table-cell office:value-type="float" office:value="0.977941116176086">
            <text:p>0.9779411162</text:p>
          </table:table-cell>
          <table:table-cell office:value-type="float" office:value="-22.7277896368994">
            <text:p>-22.7277896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00">
            <text:p>12300</text:p>
          </table:table-cell>
          <table:table-cell office:value-type="float" office:value="19920">
            <text:p>19920</text:p>
          </table:table-cell>
          <table:table-cell office:value-type="float" office:value="34655">
            <text:p>34655</text:p>
          </table:table-cell>
          <table:table-cell office:value-type="float" office:value="-1161.5">
            <text:p>-1161.5</text:p>
          </table:table-cell>
          <table:table-cell office:value-type="float" office:value="-16">
            <text:p>-16</text:p>
          </table:table-cell>
          <table:table-cell office:value-type="float" office:value="-684.375">
            <text:p>-684.375</text:p>
          </table:table-cell>
          <table:table-cell office:value-type="float" office:value="-0.0944308943089431">
            <text:p>-0.0944308943</text:p>
          </table:table-cell>
          <table:table-cell office:value-type="float" office:value="-0.000803212851405623">
            <text:p>-0.0008032129</text:p>
          </table:table-cell>
          <table:table-cell office:value-type="float" office:value="-0.0197482325782715">
            <text:p>-0.0197482326</text:p>
          </table:table-cell>
          <table:table-cell office:value-type="float" office:value="0.686969569766673">
            <text:p>0.6869695698</text:p>
          </table:table-cell>
          <table:table-cell office:value-type="float" office:value="0.997190019515814">
            <text:p>0.9971900195</text:p>
          </table:table-cell>
          <table:table-cell office:value-type="float" office:value="0.931645571648382">
            <text:p>0.9316455716</text:p>
          </table:table-cell>
          <table:table-cell office:value-type="float" office:value="-6.98795637550901">
            <text:p>-6.98795637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034">
            <text:p>12034</text:p>
          </table:table-cell>
          <table:table-cell office:value-type="float" office:value="20358">
            <text:p>20358</text:p>
          </table:table-cell>
          <table:table-cell office:value-type="float" office:value="35162">
            <text:p>35162</text:p>
          </table:table-cell>
          <table:table-cell office:value-type="float" office:value="-903.625">
            <text:p>-903.625</text:p>
          </table:table-cell>
          <table:table-cell office:value-type="float" office:value="-485.875">
            <text:p>-485.875</text:p>
          </table:table-cell>
          <table:table-cell office:value-type="float" office:value="-561.375">
            <text:p>-561.375</text:p>
          </table:table-cell>
          <table:table-cell office:value-type="float" office:value="-0.0750893302310121">
            <text:p>-0.0750893302</text:p>
          </table:table-cell>
          <table:table-cell office:value-type="float" office:value="-0.0238665389527459">
            <text:p>-0.023866539</text:p>
          </table:table-cell>
          <table:table-cell office:value-type="float" office:value="-0.0159653887719697">
            <text:p>-0.0159653888</text:p>
          </table:table-cell>
          <table:table-cell office:value-type="float" office:value="0.74823862291996">
            <text:p>0.7482386229</text:p>
          </table:table-cell>
          <table:table-cell office:value-type="float" office:value="0.917583552561292">
            <text:p>0.9175835526</text:p>
          </table:table-cell>
          <table:table-cell office:value-type="float" office:value="0.944620730829841">
            <text:p>0.9446207308</text:p>
          </table:table-cell>
          <table:table-cell office:value-type="float" office:value="-8.87988573487662">
            <text:p>-8.8798857349</text:p>
          </table:table-cell>
          <table:table-cell office:value-type="float" office:value="-28.694666164043">
            <text:p>-28.694666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480">
            <text:p>12480</text:p>
          </table:table-cell>
          <table:table-cell office:value-type="float" office:value="19936">
            <text:p>19936</text:p>
          </table:table-cell>
          <table:table-cell office:value-type="float" office:value="31529">
            <text:p>31529</text:p>
          </table:table-cell>
          <table:table-cell office:value-type="float" office:value="-761.75">
            <text:p>-761.75</text:p>
          </table:table-cell>
          <table:table-cell office:value-type="float" office:value="64">
            <text:p>64</text:p>
          </table:table-cell>
          <table:table-cell office:value-type="float" office:value="-544.125">
            <text:p>-544.125</text:p>
          </table:table-cell>
          <table:table-cell office:value-type="float" office:value="-0.0610376602564103">
            <text:p>-0.0610376603</text:p>
          </table:table-cell>
          <table:table-cell office:value-type="float" office:value="0.00321027287319422">
            <text:p>0.0032102729</text:p>
          </table:table-cell>
          <table:table-cell office:value-type="float" office:value="-0.0172579212788227">
            <text:p>-0.0172579213</text:p>
          </table:table-cell>
          <table:table-cell office:value-type="float" office:value="0.793670357202935">
            <text:p>0.7936703572</text:p>
          </table:table-cell>
          <table:table-cell office:value-type="float" office:value="1.01125615452594">
            <text:p>1.0112561545</text:p>
          </table:table-cell>
          <table:table-cell office:value-type="float" office:value="0.940181033783978">
            <text:p>0.9401810338</text:p>
          </table:table-cell>
          <table:table-cell office:value-type="float" office:value="-11.0058463048426">
            <text:p>-11.0058463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72">
            <text:p>572</text:p>
          </table:table-cell>
          <table:table-cell office:value-type="float" office:value="11380">
            <text:p>11380</text:p>
          </table:table-cell>
          <table:table-cell office:value-type="float" office:value="18777">
            <text:p>18777</text:p>
          </table:table-cell>
          <table:table-cell office:value-type="float" office:value="28208">
            <text:p>28208</text:p>
          </table:table-cell>
          <table:table-cell office:value-type="float" office:value="-584.125">
            <text:p>-584.125</text:p>
          </table:table-cell>
          <table:table-cell office:value-type="float" office:value="-982.875">
            <text:p>-982.875</text:p>
          </table:table-cell>
          <table:table-cell office:value-type="float" office:value="-290.25">
            <text:p>-290.25</text:p>
          </table:table-cell>
          <table:table-cell office:value-type="float" office:value="-0.051329086115993">
            <text:p>-0.0513290861</text:p>
          </table:table-cell>
          <table:table-cell office:value-type="float" office:value="-0.0523446237418118">
            <text:p>-0.0523446237</text:p>
          </table:table-cell>
          <table:table-cell office:value-type="float" office:value="-0.0102896341463415">
            <text:p>-0.0102896341</text:p>
          </table:table-cell>
          <table:table-cell office:value-type="float" office:value="0.825512161753771">
            <text:p>0.8255121618</text:p>
          </table:table-cell>
          <table:table-cell office:value-type="float" office:value="0.822164137787616">
            <text:p>0.8221641378</text:p>
          </table:table-cell>
          <table:table-cell office:value-type="float" office:value="0.964193798566701">
            <text:p>0.9641937986</text:p>
          </table:table-cell>
          <table:table-cell office:value-type="float" office:value="-13.1543673119414">
            <text:p>-13.1543673119</text:p>
          </table:table-cell>
          <table:table-cell office:value-type="float" office:value="-12.8923147599205">
            <text:p>-12.8923147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0300">
            <text:p>10300</text:p>
          </table:table-cell>
          <table:table-cell office:value-type="float" office:value="16835">
            <text:p>16835</text:p>
          </table:table-cell>
          <table:table-cell office:value-type="float" office:value="27195">
            <text:p>27195</text:p>
          </table:table-cell>
          <table:table-cell office:value-type="float" office:value="-187.5">
            <text:p>-187.5</text:p>
          </table:table-cell>
          <table:table-cell office:value-type="float" office:value="-1245.875">
            <text:p>-1245.875</text:p>
          </table:table-cell>
          <table:table-cell office:value-type="float" office:value="-115.5">
            <text:p>-115.5</text:p>
          </table:table-cell>
          <table:table-cell office:value-type="float" office:value="-0.0182038834951456">
            <text:p>-0.0182038835</text:p>
          </table:table-cell>
          <table:table-cell office:value-type="float" office:value="-0.074005049005049">
            <text:p>-0.074005049</text:p>
          </table:table-cell>
          <table:table-cell office:value-type="float" office:value="-0.00424710424710425">
            <text:p>-0.0042471042</text:p>
          </table:table-cell>
          <table:table-cell office:value-type="float" office:value="0.936935915260628">
            <text:p>0.9369359153</text:p>
          </table:table-cell>
          <table:table-cell office:value-type="float" office:value="0.751716753147678">
            <text:p>0.7517167531</text:p>
          </table:table-cell>
          <table:table-cell office:value-type="float" office:value="0.985170489408327">
            <text:p>0.9851704894</text:p>
          </table:table-cell>
          <table:table-cell office:value-type="float" office:value="0">
            <text:p>0</text:p>
          </table:table-cell>
          <table:table-cell office:value-type="float" office:value="-9.01520044542658">
            <text:p>-9.0152004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0800">
            <text:p>10800</text:p>
          </table:table-cell>
          <table:table-cell office:value-type="float" office:value="17500">
            <text:p>17500</text:p>
          </table:table-cell>
          <table:table-cell office:value-type="float" office:value="27468">
            <text:p>27468</text:p>
          </table:table-cell>
          <table:table-cell office:value-type="float" office:value="-227.5">
            <text:p>-227.5</text:p>
          </table:table-cell>
          <table:table-cell office:value-type="float" office:value="-24.5">
            <text:p>-24.5</text:p>
          </table:table-cell>
          <table:table-cell office:value-type="float" office:value="13.125">
            <text:p>13.125</text:p>
          </table:table-cell>
          <table:table-cell office:value-type="float" office:value="-0.0210648148148148">
            <text:p>-0.0210648148</text:p>
          </table:table-cell>
          <table:table-cell office:value-type="float" office:value="-0.0014">
            <text:p>-0.0014</text:p>
          </table:table-cell>
          <table:table-cell office:value-type="float" office:value="0.00047782874617737">
            <text:p>0.0004778287</text:p>
          </table:table-cell>
          <table:table-cell office:value-type="float" office:value="0.927142851937586">
            <text:p>0.9271428519</text:p>
          </table:table-cell>
          <table:table-cell office:value-type="float" office:value="0.9951038416">
            <text:p>0.9951038416</text:p>
          </table:table-cell>
          <table:table-cell office:value-type="float" office:value="1.00167284811943">
            <text:p>1.0016728481</text:p>
          </table:table-cell>
          <table:table-cell office:value-type="float" office:value="-32.5576452410484">
            <text:p>-32.557645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840">
            <text:p>11840</text:p>
          </table:table-cell>
          <table:table-cell office:value-type="float" office:value="17780">
            <text:p>17780</text:p>
          </table:table-cell>
          <table:table-cell office:value-type="float" office:value="28014">
            <text:p>28014</text:p>
          </table:table-cell>
          <table:table-cell office:value-type="float" office:value="-257.5">
            <text:p>-257.5</text:p>
          </table:table-cell>
          <table:table-cell office:value-type="float" office:value="-72.5">
            <text:p>-72.5</text:p>
          </table:table-cell>
          <table:table-cell office:value-type="float" office:value="-102.375">
            <text:p>-102.375</text:p>
          </table:table-cell>
          <table:table-cell office:value-type="float" office:value="-0.0217483108108108">
            <text:p>-0.0217483108</text:p>
          </table:table-cell>
          <table:table-cell office:value-type="float" office:value="-0.00407761529808774">
            <text:p>-0.0040776153</text:p>
          </table:table-cell>
          <table:table-cell office:value-type="float" office:value="-0.0036544227886057">
            <text:p>-0.0036544228</text:p>
          </table:table-cell>
          <table:table-cell office:value-type="float" office:value="0.924807970647484">
            <text:p>0.9248079706</text:p>
          </table:table-cell>
          <table:table-cell office:value-type="float" office:value="0.985760935271871">
            <text:p>0.9857609353</text:p>
          </table:table-cell>
          <table:table-cell office:value-type="float" office:value="0.987235695659479">
            <text:p>0.9872356957</text:p>
          </table:table-cell>
          <table:table-cell office:value-type="float" office:value="-31.5234674636561">
            <text:p>-31.5234674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020">
            <text:p>11020</text:p>
          </table:table-cell>
          <table:table-cell office:value-type="float" office:value="16680">
            <text:p>16680</text:p>
          </table:table-cell>
          <table:table-cell office:value-type="float" office:value="27195">
            <text:p>27195</text:p>
          </table:table-cell>
          <table:table-cell office:value-type="float" office:value="-352.5">
            <text:p>-352.5</text:p>
          </table:table-cell>
          <table:table-cell office:value-type="float" office:value="-257.5">
            <text:p>-257.5</text:p>
          </table:table-cell>
          <table:table-cell office:value-type="float" office:value="-115.5">
            <text:p>-115.5</text:p>
          </table:table-cell>
          <table:table-cell office:value-type="float" office:value="-0.0319872958257713">
            <text:p>-0.0319872958</text:p>
          </table:table-cell>
          <table:table-cell office:value-type="float" office:value="-0.0154376498800959">
            <text:p>-0.0154376499</text:p>
          </table:table-cell>
          <table:table-cell office:value-type="float" office:value="-0.00424710424710425">
            <text:p>-0.0042471042</text:p>
          </table:table-cell>
          <table:table-cell office:value-type="float" office:value="0.890049911314521">
            <text:p>0.8900499113</text:p>
          </table:table-cell>
          <table:table-cell office:value-type="float" office:value="0.946435334645952">
            <text:p>0.9464353346</text:p>
          </table:table-cell>
          <table:table-cell office:value-type="float" office:value="0.985170489408327">
            <text:p>0.9851704894</text:p>
          </table:table-cell>
          <table:table-cell office:value-type="float" office:value="-21.3210008706909">
            <text:p>-21.3210008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0300">
            <text:p>10300</text:p>
          </table:table-cell>
          <table:table-cell office:value-type="float" office:value="16060">
            <text:p>16060</text:p>
          </table:table-cell>
          <table:table-cell office:value-type="float" office:value="27468">
            <text:p>27468</text:p>
          </table:table-cell>
          <table:table-cell office:value-type="float" office:value="-187.5">
            <text:p>-187.5</text:p>
          </table:table-cell>
          <table:table-cell office:value-type="float" office:value="-112.5">
            <text:p>-112.5</text:p>
          </table:table-cell>
          <table:table-cell office:value-type="float" office:value="13.125">
            <text:p>13.125</text:p>
          </table:table-cell>
          <table:table-cell office:value-type="float" office:value="-0.0182038834951456">
            <text:p>-0.0182038835</text:p>
          </table:table-cell>
          <table:table-cell office:value-type="float" office:value="-0.00700498132004981">
            <text:p>-0.0070049813</text:p>
          </table:table-cell>
          <table:table-cell office:value-type="float" office:value="0.00047782874617737">
            <text:p>0.0004778287</text:p>
          </table:table-cell>
          <table:table-cell office:value-type="float" office:value="0.936935915260628">
            <text:p>0.9369359153</text:p>
          </table:table-cell>
          <table:table-cell office:value-type="float" office:value="0.975578742115882">
            <text:p>0.9755787421</text:p>
          </table:table-cell>
          <table:table-cell office:value-type="float" office:value="1.00167284811943">
            <text:p>1.0016728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0680">
            <text:p>10680</text:p>
          </table:table-cell>
          <table:table-cell office:value-type="float" office:value="16100">
            <text:p>16100</text:p>
          </table:table-cell>
          <table:table-cell office:value-type="float" office:value="27489">
            <text:p>27489</text:p>
          </table:table-cell>
          <table:table-cell office:value-type="float" office:value="-82.5">
            <text:p>-82.5</text:p>
          </table:table-cell>
          <table:table-cell office:value-type="float" office:value="-230">
            <text:p>-230</text:p>
          </table:table-cell>
          <table:table-cell office:value-type="float" office:value="-60.375">
            <text:p>-60.375</text:p>
          </table:table-cell>
          <table:table-cell office:value-type="float" office:value="-0.0077247191011236">
            <text:p>-0.0077247191</text:p>
          </table:table-cell>
          <table:table-cell office:value-type="float" office:value="-0.0142857142857143">
            <text:p>-0.0142857143</text:p>
          </table:table-cell>
          <table:table-cell office:value-type="float" office:value="-0.00219633307868602">
            <text:p>-0.0021963331</text:p>
          </table:table-cell>
          <table:table-cell office:value-type="float" office:value="0.973080438865042">
            <text:p>0.9730804389</text:p>
          </table:table-cell>
          <table:table-cell office:value-type="float" office:value="0.9504">
            <text:p>0.9504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0420">
            <text:p>10420</text:p>
          </table:table-cell>
          <table:table-cell office:value-type="float" office:value="16601">
            <text:p>16601</text:p>
          </table:table-cell>
          <table:table-cell office:value-type="float" office:value="26817">
            <text:p>26817</text:p>
          </table:table-cell>
          <table:table-cell office:value-type="float" office:value="-120">
            <text:p>-120</text:p>
          </table:table-cell>
          <table:table-cell office:value-type="float" office:value="-198.25">
            <text:p>-198.25</text:p>
          </table:table-cell>
          <table:table-cell office:value-type="float" office:value="-320.25">
            <text:p>-320.25</text:p>
          </table:table-cell>
          <table:table-cell office:value-type="float" office:value="-0.0115163147792706">
            <text:p>-0.0115163148</text:p>
          </table:table-cell>
          <table:table-cell table:number-columns-repeated="2" office:value-type="float" office:value="-0.0119420516836335">
            <text:p>-0.0119420517</text:p>
          </table:table-cell>
          <table:table-cell office:value-type="float" office:value="0.959952844264499">
            <text:p>0.9599528443</text:p>
          </table:table-cell>
          <table:table-cell table:number-columns-repeated="2"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8560">
            <text:p>8560</text:p>
          </table:table-cell>
          <table:table-cell office:value-type="float" office:value="15428">
            <text:p>15428</text:p>
          </table:table-cell>
          <table:table-cell office:value-type="float" office:value="25893">
            <text:p>25893</text:p>
          </table:table-cell>
          <table:table-cell office:value-type="float" office:value="-62.5">
            <text:p>-62.5</text:p>
          </table:table-cell>
          <table:table-cell office:value-type="float" office:value="-493.5">
            <text:p>-493.5</text:p>
          </table:table-cell>
          <table:table-cell office:value-type="float" office:value="-446.25">
            <text:p>-446.25</text:p>
          </table:table-cell>
          <table:table-cell office:value-type="float" office:value="-0.00730140186915888">
            <text:p>-0.0073014019</text:p>
          </table:table-cell>
          <table:table-cell office:value-type="float" office:value="-0.0319872958257713">
            <text:p>-0.0319872958</text:p>
          </table:table-cell>
          <table:table-cell office:value-type="float" office:value="-0.0172343876723439">
            <text:p>-0.0172343877</text:p>
          </table:table-cell>
          <table:table-cell office:value-type="float" office:value="0.974549581977684">
            <text:p>0.974549582</text:p>
          </table:table-cell>
          <table:table-cell office:value-type="float" office:value="0.890049911314521">
            <text:p>0.8900499113</text:p>
          </table:table-cell>
          <table:table-cell office:value-type="float" office:value="0.94026181041894">
            <text:p>0.9402618104</text:p>
          </table:table-cell>
          <table:table-cell office:value-type="float" office:value="0">
            <text:p>0</text:p>
          </table:table-cell>
          <table:table-cell office:value-type="float" office:value="-21.3210008706909">
            <text:p>-21.3210008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9640">
            <text:p>9640</text:p>
          </table:table-cell>
          <table:table-cell office:value-type="float" office:value="15834">
            <text:p>15834</text:p>
          </table:table-cell>
          <table:table-cell office:value-type="float" office:value="25746">
            <text:p>25746</text:p>
          </table:table-cell>
          <table:table-cell office:value-type="float" office:value="-119.875">
            <text:p>-119.875</text:p>
          </table:table-cell>
          <table:table-cell office:value-type="float" office:value="-115.375">
            <text:p>-115.375</text:p>
          </table:table-cell>
          <table:table-cell office:value-type="float" office:value="-265.125">
            <text:p>-265.125</text:p>
          </table:table-cell>
          <table:table-cell office:value-type="float" office:value="-0.0124351659751037">
            <text:p>-0.012435166</text:p>
          </table:table-cell>
          <table:table-cell office:value-type="float" office:value="-0.00728653530377668">
            <text:p>-0.0072865353</text:p>
          </table:table-cell>
          <table:table-cell office:value-type="float" office:value="-0.0102977161500816">
            <text:p>-0.0102977162</text:p>
          </table:table-cell>
          <table:table-cell office:value-type="float" office:value="0.956780000458681">
            <text:p>0.9567800005</text:p>
          </table:table-cell>
          <table:table-cell office:value-type="float" office:value="0.974601189886379">
            <text:p>0.9746011899</text:p>
          </table:table-cell>
          <table:table-cell office:value-type="float" office:value="0.964165837672214">
            <text:p>0.96416583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140">
            <text:p>10140</text:p>
          </table:table-cell>
          <table:table-cell office:value-type="float" office:value="15920">
            <text:p>15920</text:p>
          </table:table-cell>
          <table:table-cell office:value-type="float" office:value="26817">
            <text:p>26817</text:p>
          </table:table-cell>
          <table:table-cell office:value-type="float" office:value="-147.75">
            <text:p>-147.75</text:p>
          </table:table-cell>
          <table:table-cell office:value-type="float" office:value="-122.5">
            <text:p>-122.5</text:p>
          </table:table-cell>
          <table:table-cell office:value-type="float" office:value="-320.25">
            <text:p>-320.25</text:p>
          </table:table-cell>
          <table:table-cell office:value-type="float" office:value="-0.0145710059171598">
            <text:p>-0.0145710059</text:p>
          </table:table-cell>
          <table:table-cell office:value-type="float" office:value="-0.00769472361809045">
            <text:p>-0.0076947236</text:p>
          </table:table-cell>
          <table:table-cell office:value-type="float" office:value="-0.0119420516836335">
            <text:p>-0.0119420517</text:p>
          </table:table-cell>
          <table:table-cell office:value-type="float" office:value="0.949417615148279">
            <text:p>0.9494176151</text:p>
          </table:table-cell>
          <table:table-cell office:value-type="float" office:value="0.973184516528939">
            <text:p>0.9731845165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0420">
            <text:p>10420</text:p>
          </table:table-cell>
          <table:table-cell office:value-type="float" office:value="15760">
            <text:p>15760</text:p>
          </table:table-cell>
          <table:table-cell office:value-type="float" office:value="25893">
            <text:p>25893</text:p>
          </table:table-cell>
          <table:table-cell office:value-type="float" office:value="-120">
            <text:p>-120</text:p>
          </table:table-cell>
          <table:table-cell office:value-type="float" office:value="-395.375">
            <text:p>-395.375</text:p>
          </table:table-cell>
          <table:table-cell office:value-type="float" office:value="-446.25">
            <text:p>-446.25</text:p>
          </table:table-cell>
          <table:table-cell office:value-type="float" office:value="-0.0115163147792706">
            <text:p>-0.0115163148</text:p>
          </table:table-cell>
          <table:table-cell office:value-type="float" office:value="-0.0250872461928934">
            <text:p>-0.0250872462</text:p>
          </table:table-cell>
          <table:table-cell office:value-type="float" office:value="-0.0172343876723439">
            <text:p>-0.0172343877</text:p>
          </table:table-cell>
          <table:table-cell office:value-type="float" office:value="0.959952844264499">
            <text:p>0.9599528443</text:p>
          </table:table-cell>
          <table:table-cell office:value-type="float" office:value="0.913428203371097">
            <text:p>0.9134282034</text:p>
          </table:table-cell>
          <table:table-cell office:value-type="float" office:value="0.94026181041894">
            <text:p>0.9402618104</text:p>
          </table:table-cell>
          <table:table-cell office:value-type="float" office:value="0">
            <text:p>0</text:p>
          </table:table-cell>
          <table:table-cell office:value-type="float" office:value="-27.281423441068">
            <text:p>-27.2814234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8560">
            <text:p>8560</text:p>
          </table:table-cell>
          <table:table-cell office:value-type="float" office:value="14898">
            <text:p>14898</text:p>
          </table:table-cell>
          <table:table-cell office:value-type="float" office:value="25578">
            <text:p>25578</text:p>
          </table:table-cell>
          <table:table-cell office:value-type="float" office:value="-62.5">
            <text:p>-62.5</text:p>
          </table:table-cell>
          <table:table-cell office:value-type="float" office:value="12.5">
            <text:p>12.5</text:p>
          </table:table-cell>
          <table:table-cell office:value-type="float" office:value="-186.375">
            <text:p>-186.375</text:p>
          </table:table-cell>
          <table:table-cell office:value-type="float" office:value="-0.00730140186915888">
            <text:p>-0.0073014019</text:p>
          </table:table-cell>
          <table:table-cell office:value-type="float" office:value="0.00083903879715398">
            <text:p>0.0008390388</text:p>
          </table:table-cell>
          <table:table-cell office:value-type="float" office:value="-0.00728653530377668">
            <text:p>-0.0072865353</text:p>
          </table:table-cell>
          <table:table-cell office:value-type="float" office:value="0.974549581977684">
            <text:p>0.974549582</text:p>
          </table:table-cell>
          <table:table-cell office:value-type="float" office:value="1.0029380156028">
            <text:p>1.0029380156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640">
            <text:p>9640</text:p>
          </table:table-cell>
          <table:table-cell office:value-type="float" office:value="14700">
            <text:p>14700</text:p>
          </table:table-cell>
          <table:table-cell office:value-type="float" office:value="25347">
            <text:p>25347</text:p>
          </table:table-cell>
          <table:table-cell office:value-type="float" office:value="181.875">
            <text:p>181.875</text:p>
          </table:table-cell>
          <table:table-cell office:value-type="float" office:value="237.375">
            <text:p>237.375</text:p>
          </table:table-cell>
          <table:table-cell office:value-type="float" office:value="-210">
            <text:p>-210</text:p>
          </table:table-cell>
          <table:table-cell office:value-type="float" office:value="0.0188667012448133">
            <text:p>0.0188667012</text:p>
          </table:table-cell>
          <table:table-cell office:value-type="float" office:value="0.0161479591836735">
            <text:p>0.0161479592</text:p>
          </table:table-cell>
          <table:table-cell office:value-type="float" office:value="-0.00828500414250207">
            <text:p>-0.0082850041</text:p>
          </table:table-cell>
          <table:table-cell office:value-type="float" office:value="1.06673112109193">
            <text:p>1.0667311211</text:p>
          </table:table-cell>
          <table:table-cell office:value-type="float" office:value="1.05702894005102">
            <text:p>1.0570289401</text:p>
          </table:table-cell>
          <table:table-cell office:value-type="float" office:value="0.97113702243678">
            <text:p>0.9711370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9498">
            <text:p>9498</text:p>
          </table:table-cell>
          <table:table-cell office:value-type="float" office:value="14898">
            <text:p>14898</text:p>
          </table:table-cell>
          <table:table-cell office:value-type="float" office:value="24927">
            <text:p>24927</text:p>
          </table:table-cell>
          <table:table-cell office:value-type="float" office:value="-75.5">
            <text:p>-75.5</text:p>
          </table:table-cell>
          <table:table-cell office:value-type="float" office:value="177.875">
            <text:p>177.875</text:p>
          </table:table-cell>
          <table:table-cell office:value-type="float" office:value="-273">
            <text:p>-273</text:p>
          </table:table-cell>
          <table:table-cell office:value-type="float" office:value="-0.00794904190355864">
            <text:p>-0.0079490419</text:p>
          </table:table-cell>
          <table:table-cell office:value-type="float" office:value="0.0119395220835011">
            <text:p>0.0119395221</text:p>
          </table:table-cell>
          <table:table-cell office:value-type="float" office:value="-0.0109519797809604">
            <text:p>-0.0109519798</text:p>
          </table:table-cell>
          <table:table-cell office:value-type="float" office:value="0.972302200381227">
            <text:p>0.9723022004</text:p>
          </table:table-cell>
          <table:table-cell office:value-type="float" office:value="1.04206772957992">
            <text:p>1.0420677296</text:p>
          </table:table-cell>
          <table:table-cell office:value-type="float" office:value="0.961903164654439">
            <text:p>0.9619031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8500">
            <text:p>8500</text:p>
          </table:table-cell>
          <table:table-cell office:value-type="float" office:value="14184">
            <text:p>14184</text:p>
          </table:table-cell>
          <table:table-cell office:value-type="float" office:value="24633">
            <text:p>24633</text:p>
          </table:table-cell>
          <table:table-cell office:value-type="float" office:value="-167.125">
            <text:p>-167.125</text:p>
          </table:table-cell>
          <table:table-cell office:value-type="float" office:value="219.75">
            <text:p>219.75</text:p>
          </table:table-cell>
          <table:table-cell office:value-type="float" office:value="342.5">
            <text:p>342.5</text:p>
          </table:table-cell>
          <table:table-cell office:value-type="float" office:value="-0.0196617647058824">
            <text:p>-0.0196617647</text:p>
          </table:table-cell>
          <table:table-cell office:value-type="float" office:value="0.0154928087986464">
            <text:p>0.0154928088</text:p>
          </table:table-cell>
          <table:table-cell office:value-type="float" office:value="0.0139041123695855">
            <text:p>0.0139041124</text:p>
          </table:table-cell>
          <table:table-cell office:value-type="float" office:value="0.931941530112457">
            <text:p>0.9319415301</text:p>
          </table:table-cell>
          <table:table-cell office:value-type="float" office:value="1.05469528395923">
            <text:p>1.054695284</text:p>
          </table:table-cell>
          <table:table-cell office:value-type="float" office:value="1.04904330900149">
            <text:p>1.0490433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9946">
            <text:p>9946</text:p>
          </table:table-cell>
          <table:table-cell office:value-type="float" office:value="14898">
            <text:p>14898</text:p>
          </table:table-cell>
          <table:table-cell office:value-type="float" office:value="24066">
            <text:p>24066</text:p>
          </table:table-cell>
          <table:table-cell office:value-type="float" office:value="-222.625">
            <text:p>-222.625</text:p>
          </table:table-cell>
          <table:table-cell office:value-type="float" office:value="431.714285714286">
            <text:p>431.7142857143</text:p>
          </table:table-cell>
          <table:table-cell office:value-type="float" office:value="319">
            <text:p>319</text:p>
          </table:table-cell>
          <table:table-cell office:value-type="float" office:value="-0.022383370199075">
            <text:p>-0.0223833702</text:p>
          </table:table-cell>
          <table:table-cell office:value-type="float" office:value="0.0289780027999923">
            <text:p>0.0289780028</text:p>
          </table:table-cell>
          <table:table-cell office:value-type="float" office:value="0.0132552148258955">
            <text:p>0.0132552148</text:p>
          </table:table-cell>
          <table:table-cell office:value-type="float" office:value="0.922640194215716">
            <text:p>0.9226401942</text:p>
          </table:table-cell>
          <table:table-cell office:value-type="float" office:value="1.10306887010667">
            <text:p>1.1030688701</text:p>
          </table:table-cell>
          <table:table-cell office:value-type="float" office:value="1.04673762530199">
            <text:p>1.0467376253</text:p>
          </table:table-cell>
          <table:table-cell office:value-type="float" office:value="-30.6191793802747">
            <text:p>-30.6191793803</text:p>
          </table:table-cell>
          <table:table-cell office:value-type="float" office:value="24.2646942105432">
            <text:p>24.2646942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9752">
            <text:p>9752</text:p>
          </table:table-cell>
          <table:table-cell office:value-type="float" office:value="16091">
            <text:p>16091</text:p>
          </table:table-cell>
          <table:table-cell office:value-type="float" office:value="28273">
            <text:p>28273</text:p>
          </table:table-cell>
          <table:table-cell office:value-type="float" office:value="-170.75">
            <text:p>-170.75</text:p>
          </table:table-cell>
          <table:table-cell office:value-type="float" office:value="-82">
            <text:p>-82</text:p>
          </table:table-cell>
          <table:table-cell office:value-type="float" office:value="105">
            <text:p>105</text:p>
          </table:table-cell>
          <table:table-cell office:value-type="float" office:value="-0.017509228876128">
            <text:p>-0.0175092289</text:p>
          </table:table-cell>
          <table:table-cell office:value-type="float" office:value="-0.00509601640668697">
            <text:p>-0.0050960164</text:p>
          </table:table-cell>
          <table:table-cell office:value-type="float" office:value="0.00371379054221342">
            <text:p>0.0037137905</text:p>
          </table:table-cell>
          <table:table-cell office:value-type="float" office:value="0.939318582201392">
            <text:p>0.9393185822</text:p>
          </table:table-cell>
          <table:table-cell office:value-type="float" office:value="0.982214842567701">
            <text:p>0.9822148426</text:p>
          </table:table-cell>
          <table:table-cell office:value-type="float" office:value="1.01302529968852">
            <text:p>1.01302529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536">
            <text:p>9536</text:p>
          </table:table-cell>
          <table:table-cell office:value-type="float" office:value="16320">
            <text:p>16320</text:p>
          </table:table-cell>
          <table:table-cell office:value-type="float" office:value="27646">
            <text:p>27646</text:p>
          </table:table-cell>
          <table:table-cell office:value-type="float" office:value="-248.625">
            <text:p>-248.625</text:p>
          </table:table-cell>
          <table:table-cell office:value-type="float" office:value="-147.428571428571">
            <text:p>-147.4285714286</text:p>
          </table:table-cell>
          <table:table-cell office:value-type="float" office:value="-286.875">
            <text:p>-286.875</text:p>
          </table:table-cell>
          <table:table-cell office:value-type="float" office:value="-0.0260722525167785">
            <text:p>-0.0260722525</text:p>
          </table:table-cell>
          <table:table-cell office:value-type="float" office:value="-0.00903361344537815">
            <text:p>-0.0090336134</text:p>
          </table:table-cell>
          <table:table-cell office:value-type="float" office:value="-0.0103767271938074">
            <text:p>-0.0103767272</text:p>
          </table:table-cell>
          <table:table-cell office:value-type="float" office:value="0.910079450399821">
            <text:p>0.9100794504</text:p>
          </table:table-cell>
          <table:table-cell office:value-type="float" office:value="0.968542301038062">
            <text:p>0.968542301</text:p>
          </table:table-cell>
          <table:table-cell office:value-type="float" office:value="0.963892500697493">
            <text:p>0.9638925007</text:p>
          </table:table-cell>
          <table:table-cell office:value-type="float" office:value="-26.2375274585486">
            <text:p>-26.2375274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4">
            <text:p>4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543">
            <text:p>9543</text:p>
          </table:table-cell>
          <table:table-cell office:value-type="float" office:value="15816">
            <text:p>15816</text:p>
          </table:table-cell>
          <table:table-cell office:value-type="float" office:value="27667">
            <text:p>27667</text:p>
          </table:table-cell>
          <table:table-cell office:value-type="float" office:value="-141.571428571429">
            <text:p>-141.5714285714</text:p>
          </table:table-cell>
          <table:table-cell office:value-type="float" office:value="408">
            <text:p>408</text:p>
          </table:table-cell>
          <table:table-cell office:value-type="float" office:value="-408.857142857143">
            <text:p>-408.8571428571</text:p>
          </table:table-cell>
          <table:table-cell office:value-type="float" office:value="-0.0148351072588734">
            <text:p>-0.0148351073</text:p>
          </table:table-cell>
          <table:table-cell office:value-type="float" office:value="0.0257966616084977">
            <text:p>0.0257966616</text:p>
          </table:table-cell>
          <table:table-cell office:value-type="float" office:value="-0.0147777909732585">
            <text:p>-0.014777791</text:p>
          </table:table-cell>
          <table:table-cell office:value-type="float" office:value="0.948508482192412">
            <text:p>0.9485084822</text:p>
          </table:table-cell>
          <table:table-cell office:value-type="float" office:value="1.09159263242002">
            <text:p>1.0915926324</text:p>
          </table:table-cell>
          <table:table-cell office:value-type="float" office:value="0.948705762481452">
            <text:p>0.9487057625</text:p>
          </table:table-cell>
          <table:table-cell office:value-type="float" office:value="0">
            <text:p>0</text:p>
          </table:table-cell>
          <table:table-cell office:value-type="float" office:value="27.214749015365">
            <text:p>27.2147490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8739">
            <text:p>8739</text:p>
          </table:table-cell>
          <table:table-cell office:value-type="float" office:value="15426">
            <text:p>15426</text:p>
          </table:table-cell>
          <table:table-cell office:value-type="float" office:value="28383">
            <text:p>28383</text:p>
          </table:table-cell>
          <table:table-cell office:value-type="float" office:value="-406.166666666667">
            <text:p>-406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64774764465805">
            <text:p>-0.0464774764</text:p>
          </table:table-cell>
          <table:table-cell table:number-columns-repeated="2" office:value-type="float" office:value="0">
            <text:p>0</text:p>
          </table:table-cell>
          <table:table-cell office:value-type="float" office:value="0.84156273783798">
            <text:p>0.8415627378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-14.5642922774885">
            <text:p>-14.5642922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8475">
            <text:p>8475</text:p>
          </table:table-cell>
          <table:table-cell office:value-type="float" office:value="14974">
            <text:p>14974</text:p>
          </table:table-cell>
          <table:table-cell office:value-type="float" office:value="29118">
            <text:p>29118</text:p>
          </table:table-cell>
          <table:table-cell office:value-type="float" office:value="-448.6">
            <text:p>-448.6</text:p>
          </table:table-cell>
          <table:table-cell office:value-type="float" office:value="-225.5">
            <text:p>-225.5</text:p>
          </table:table-cell>
          <table:table-cell office:value-type="float" office:value="0">
            <text:p>0</text:p>
          </table:table-cell>
          <table:table-cell office:value-type="float" office:value="-0.0529321533923304">
            <text:p>-0.0529321534</text:p>
          </table:table-cell>
          <table:table-cell office:value-type="float" office:value="-0.015059436356351">
            <text:p>-0.0150594364</text:p>
          </table:table-cell>
          <table:table-cell office:value-type="float" office:value="0">
            <text:p>0</text:p>
          </table:table-cell>
          <table:table-cell office:value-type="float" office:value="0.820229016337832">
            <text:p>0.8202290163</text:p>
          </table:table-cell>
          <table:table-cell office:value-type="float" office:value="0.947736474534579">
            <text:p>0.9477364745</text:p>
          </table:table-cell>
          <table:table-cell office:value-type="float" office:value="1.09">
            <text:p>1.09</text:p>
          </table:table-cell>
          <table:table-cell office:value-type="float" office:value="-12.7452971277654">
            <text:p>-12.7452971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7509">
            <text:p>7509</text:p>
          </table:table-cell>
          <table:table-cell office:value-type="float" office:value="14158">
            <text:p>14158</text:p>
          </table:table-cell>
          <table:table-cell office:value-type="float" office:value="29872">
            <text:p>29872</text:p>
          </table:table-cell>
          <table:table-cell office:value-type="float" office:value="-506.75">
            <text:p>-506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74856838460514">
            <text:p>-0.0674856838</text:p>
          </table:table-cell>
          <table:table-cell table:number-columns-repeated="2" office:value-type="float" office:value="0">
            <text:p>0</text:p>
          </table:table-cell>
          <table:table-cell office:value-type="float" office:value="0.772726568886192">
            <text:p>0.7727265689</text:p>
          </table:table-cell>
          <table:table-cell office:value-type="float" office:value="1.01">
            <text:p>1.01</text:p>
          </table:table-cell>
          <table:table-cell office:value-type="float" office:value="1.09">
            <text:p>1.09</text:p>
          </table:table-cell>
          <table:table-cell office:value-type="float" office:value="-9.92041635705234">
            <text:p>-9.9204163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5">
            <text:p>5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7103">
            <text:p>7103</text:p>
          </table:table-cell>
          <table:table-cell office:value-type="float" office:value="13873">
            <text:p>13873</text:p>
          </table:table-cell>
          <table:table-cell office:value-type="float" office:value="30645">
            <text:p>3064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6718">
            <text:p>6718</text:p>
          </table:table-cell>
          <table:table-cell office:value-type="float" office:value="13781">
            <text:p>13781</text:p>
          </table:table-cell>
          <table:table-cell office:value-type="float" office:value="31438">
            <text:p>31438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84.25">
            <text:p>184.25</text:p>
          </table:table-cell>
          <table:table-cell office:value-type="float" office:value="7134.5">
            <text:p>7134.5</text:p>
          </table:table-cell>
          <table:table-cell office:value-type="float" office:value="17906.25">
            <text:p>17906.25</text:p>
          </table:table-cell>
          <table:table-cell office:value-type="float" office:value="14.63">
            <text:p>14.63</text:p>
          </table:table-cell>
          <table:table-cell table:number-columns-repeated="3" office:value-type="float" office:value="5">
            <text:p>5</text:p>
          </table:table-cell>
          <table:table-cell office:value-type="float" office:value="544">
            <text:p>544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6355">
            <text:p>6355</text:p>
          </table:table-cell>
          <table:table-cell office:value-type="float" office:value="13385">
            <text:p>13385</text:p>
          </table:table-cell>
          <table:table-cell office:value-type="float" office:value="32252">
            <text:p>32252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82.666666666667">
            <text:p>182.6666666667</text:p>
          </table:table-cell>
          <table:table-cell office:value-type="float" office:value="7081">
            <text:p>7081</text:p>
          </table:table-cell>
          <table:table-cell office:value-type="float" office:value="15807">
            <text:p>15807</text:p>
          </table:table-cell>
          <table:table-cell office:value-type="float" office:value="13.9366666666667">
            <text:p>13.93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6">
            <text:p>526</text:p>
          </table:table-cell>
          <table:table-cell office:value-type="float" office:value="1146">
            <text:p>1146</text:p>
          </table:table-cell>
          <table:table-cell office:value-type="float" office:value="6011">
            <text:p>6011</text:p>
          </table:table-cell>
          <table:table-cell office:value-type="float" office:value="13159">
            <text:p>13159</text:p>
          </table:table-cell>
          <table:table-cell office:value-type="float" office:value="33087">
            <text:p>33087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9">
            <text:p>1.09</text:p>
          </table:table-cell>
          <table:table-cell office:value-type="float" office:value="-12">
            <text:p>-12</text:p>
          </table:table-cell>
          <table:table-cell office:value-type="float" office:value="-29">
            <text:p>-2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.6">
            <text:p>11.6</text:p>
          </table:table-cell>
          <table:table-cell office:value-type="float" office:value="18.6">
            <text:p>18.6</text:p>
          </table:table-cell>
          <table:table-cell office:value-type="float" office:value="24.5">
            <text:p>24.5</text:p>
          </table:table-cell>
          <table:table-cell office:value-type="float" office:value="10952">
            <text:p>10952</text:p>
          </table:table-cell>
          <table:table-cell office:value-type="float" office:value="11257">
            <text:p>11257</text:p>
          </table:table-cell>
          <table:table-cell office:value-type="float" office:value="13863">
            <text:p>138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8:22.11</dc:date>
    <dc:creator>Liam Widdess</dc:creator>
    <meta:editing-duration>P2DT3H31M50S</meta:editing-duration>
    <meta:editing-cycles>185</meta:editing-cycles>
    <meta:generator>OpenOffice/4.1.7$Win32 OpenOffice.org_project/417m1$Build-9800</meta:generator>
    <meta:document-statistic meta:table-count="8" meta:cell-count="889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476">
                <text:p>1347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12">
                <text:p>9212</text:p>
              </table:table-cell>
              <table:table-cell office:value-type="float" office:value="16413">
                <text:p>1641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65">
                <text:p>9165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62">
                <text:p>11262</text:p>
              </table:table-cell>
              <table:table-cell office:value-type="float" office:value="16292">
                <text:p>1629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936">
                <text:p>10936</text:p>
              </table:table-cell>
              <table:table-cell office:value-type="float" office:value="15954">
                <text:p>1595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732">
                <text:p>7732</text:p>
              </table:table-cell>
              <table:table-cell office:value-type="float" office:value="11094">
                <text:p>11094</text:p>
              </table:table-cell>
              <table:table-cell office:value-type="float" office:value="16127">
                <text:p>1612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414">
                <text:p>8414</text:p>
              </table:table-cell>
              <table:table-cell office:value-type="float" office:value="11530">
                <text:p>11530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058">
                <text:p>9058</text:p>
              </table:table-cell>
              <table:table-cell office:value-type="float" office:value="11840">
                <text:p>11840</text:p>
              </table:table-cell>
              <table:table-cell office:value-type="float" office:value="18290">
                <text:p>1829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682">
                <text:p>8682</text:p>
              </table:table-cell>
              <table:table-cell office:value-type="float" office:value="11716">
                <text:p>11716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650">
                <text:p>8650</text:p>
              </table:table-cell>
              <table:table-cell office:value-type="float" office:value="11848">
                <text:p>11848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188">
                <text:p>9188</text:p>
              </table:table-cell>
              <table:table-cell office:value-type="float" office:value="13129">
                <text:p>13129</text:p>
              </table:table-cell>
              <table:table-cell office:value-type="float" office:value="18512">
                <text:p>1851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006">
                <text:p>9006</text:p>
              </table:table-cell>
              <table:table-cell office:value-type="float" office:value="12978">
                <text:p>12978</text:p>
              </table:table-cell>
              <table:table-cell office:value-type="float" office:value="17807">
                <text:p>1780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98">
                <text:p>8698</text:p>
              </table:table-cell>
              <table:table-cell office:value-type="float" office:value="12804">
                <text:p>12804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76">
                <text:p>9176</text:p>
              </table:table-cell>
              <table:table-cell office:value-type="float" office:value="13388">
                <text:p>13388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178">
                <text:p>10178</text:p>
              </table:table-cell>
              <table:table-cell office:value-type="float" office:value="13436">
                <text:p>13436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170">
                <text:p>10170</text:p>
              </table:table-cell>
              <table:table-cell office:value-type="float" office:value="13256">
                <text:p>13256</text:p>
              </table:table-cell>
              <table:table-cell office:value-type="float" office:value="18937">
                <text:p>1893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326">
                <text:p>13326</text:p>
              </table:table-cell>
              <table:table-cell office:value-type="float" office:value="20594">
                <text:p>2059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63">
                <text:p>10063</text:p>
              </table:table-cell>
              <table:table-cell office:value-type="float" office:value="13806">
                <text:p>13806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32">
                <text:p>14332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52">
                <text:p>9852</text:p>
              </table:table-cell>
              <table:table-cell office:value-type="float" office:value="14116">
                <text:p>14116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705">
                <text:p>9705</text:p>
              </table:table-cell>
              <table:table-cell office:value-type="float" office:value="15081">
                <text:p>15081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14">
                <text:p>10314</text:p>
              </table:table-cell>
              <table:table-cell office:value-type="float" office:value="15438">
                <text:p>15438</text:p>
              </table:table-cell>
              <table:table-cell office:value-type="float" office:value="26133">
                <text:p>2613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6027">
                <text:p>16027</text:p>
              </table:table-cell>
              <table:table-cell office:value-type="float" office:value="27707">
                <text:p>277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777">
                <text:p>16777</text:p>
              </table:table-cell>
              <table:table-cell office:value-type="float" office:value="29599">
                <text:p>2959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476">
                <text:p>17476</text:p>
              </table:table-cell>
              <table:table-cell office:value-type="float" office:value="30103">
                <text:p>3010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30">
                <text:p>18530</text:p>
              </table:table-cell>
              <table:table-cell office:value-type="float" office:value="31407">
                <text:p>3140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266">
                <text:p>1926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368">
                <text:p>20368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357">
                <text:p>21357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356">
                <text:p>22356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552">
                <text:p>22552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746">
                <text:p>21746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140">
                <text:p>16140</text:p>
              </table:table-cell>
              <table:table-cell office:value-type="float" office:value="21391">
                <text:p>21391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072">
                <text:p>22072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443">
                <text:p>22443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578">
                <text:p>23578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3906">
                <text:p>23906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345">
                <text:p>22345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846">
                <text:p>21846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761">
                <text:p>21761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744">
                <text:p>15744</text:p>
              </table:table-cell>
              <table:table-cell office:value-type="float" office:value="22240">
                <text:p>22240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2142">
                <text:p>22142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94">
                <text:p>21894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3252">
                <text:p>23252</text:p>
              </table:table-cell>
              <table:table-cell office:value-type="float" office:value="36905">
                <text:p>36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630">
                <text:p>16630</text:p>
              </table:table-cell>
              <table:table-cell office:value-type="float" office:value="23568">
                <text:p>23568</text:p>
              </table:table-cell>
              <table:table-cell office:value-type="float" office:value="37936">
                <text:p>3793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541">
                <text:p>22541</text:p>
              </table:table-cell>
              <table:table-cell office:value-type="float" office:value="33508">
                <text:p>33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1192">
                <text:p>21192</text:p>
              </table:table-cell>
              <table:table-cell office:value-type="float" office:value="34269">
                <text:p>3426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21118">
                <text:p>21118</text:p>
              </table:table-cell>
              <table:table-cell office:value-type="float" office:value="36080">
                <text:p>3608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2034">
                <text:p>12034</text:p>
              </table:table-cell>
              <table:table-cell office:value-type="float" office:value="21281">
                <text:p>21281</text:p>
              </table:table-cell>
              <table:table-cell office:value-type="float" office:value="36820">
                <text:p>3682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706">
                <text:p>13706</text:p>
              </table:table-cell>
              <table:table-cell office:value-type="float" office:value="21500">
                <text:p>21500</text:p>
              </table:table-cell>
              <table:table-cell office:value-type="float" office:value="32602">
                <text:p>3260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4432">
                <text:p>14432</text:p>
              </table:table-cell>
              <table:table-cell office:value-type="float" office:value="20631">
                <text:p>20631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00">
                <text:p>12300</text:p>
              </table:table-cell>
              <table:table-cell office:value-type="float" office:value="19920">
                <text:p>19920</text:p>
              </table:table-cell>
              <table:table-cell office:value-type="float" office:value="34655">
                <text:p>346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034">
                <text:p>12034</text:p>
              </table:table-cell>
              <table:table-cell office:value-type="float" office:value="20358">
                <text:p>20358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80">
                <text:p>12480</text:p>
              </table:table-cell>
              <table:table-cell office:value-type="float" office:value="19936">
                <text:p>19936</text:p>
              </table:table-cell>
              <table:table-cell office:value-type="float" office:value="31529">
                <text:p>3152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380">
                <text:p>11380</text:p>
              </table:table-cell>
              <table:table-cell office:value-type="float" office:value="18777">
                <text:p>18777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300">
                <text:p>10300</text:p>
              </table:table-cell>
              <table:table-cell office:value-type="float" office:value="16835">
                <text:p>16835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800">
                <text:p>10800</text:p>
              </table:table-cell>
              <table:table-cell office:value-type="float" office:value="17500">
                <text:p>17500</text:p>
              </table:table-cell>
              <table:table-cell office:value-type="float" office:value="27468">
                <text:p>274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40">
                <text:p>11840</text:p>
              </table:table-cell>
              <table:table-cell office:value-type="float" office:value="17780">
                <text:p>17780</text:p>
              </table:table-cell>
              <table:table-cell office:value-type="float" office:value="28014">
                <text:p>2801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20">
                <text:p>11020</text:p>
              </table:table-cell>
              <table:table-cell office:value-type="float" office:value="16680">
                <text:p>16680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00">
                <text:p>10300</text:p>
              </table:table-cell>
              <table:table-cell office:value-type="float" office:value="16060">
                <text:p>16060</text:p>
              </table:table-cell>
              <table:table-cell office:value-type="float" office:value="27468">
                <text:p>2746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80">
                <text:p>10680</text:p>
              </table:table-cell>
              <table:table-cell office:value-type="float" office:value="16100">
                <text:p>16100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420">
                <text:p>10420</text:p>
              </table:table-cell>
              <table:table-cell office:value-type="float" office:value="16601">
                <text:p>16601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5428">
                <text:p>15428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640">
                <text:p>9640</text:p>
              </table:table-cell>
              <table:table-cell office:value-type="float" office:value="15834">
                <text:p>15834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140">
                <text:p>10140</text:p>
              </table:table-cell>
              <table:table-cell office:value-type="float" office:value="15920">
                <text:p>15920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420">
                <text:p>10420</text:p>
              </table:table-cell>
              <table:table-cell office:value-type="float" office:value="15760">
                <text:p>15760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4898">
                <text:p>14898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640">
                <text:p>9640</text:p>
              </table:table-cell>
              <table:table-cell office:value-type="float" office:value="14700">
                <text:p>14700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9498">
                <text:p>9498</text:p>
              </table:table-cell>
              <table:table-cell office:value-type="float" office:value="14898">
                <text:p>14898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8500">
                <text:p>8500</text:p>
              </table:table-cell>
              <table:table-cell office:value-type="float" office:value="14184">
                <text:p>14184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946">
                <text:p>9946</text:p>
              </table:table-cell>
              <table:table-cell office:value-type="float" office:value="14898">
                <text:p>14898</text:p>
              </table:table-cell>
              <table:table-cell office:value-type="float" office:value="24066">
                <text:p>2406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752">
                <text:p>9752</text:p>
              </table:table-cell>
              <table:table-cell office:value-type="float" office:value="16091">
                <text:p>16091</text:p>
              </table:table-cell>
              <table:table-cell office:value-type="float" office:value="28273">
                <text:p>282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536">
                <text:p>9536</text:p>
              </table:table-cell>
              <table:table-cell office:value-type="float" office:value="16320">
                <text:p>16320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543">
                <text:p>9543</text:p>
              </table:table-cell>
              <table:table-cell office:value-type="float" office:value="15816">
                <text:p>15816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739">
                <text:p>8739</text:p>
              </table:table-cell>
              <table:table-cell office:value-type="float" office:value="15426">
                <text:p>15426</text:p>
              </table:table-cell>
              <table:table-cell office:value-type="float" office:value="28383">
                <text:p>2838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8475">
                <text:p>8475</text:p>
              </table:table-cell>
              <table:table-cell office:value-type="float" office:value="14974">
                <text:p>14974</text:p>
              </table:table-cell>
              <table:table-cell office:value-type="float" office:value="29118">
                <text:p>2911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509">
                <text:p>7509</text:p>
              </table:table-cell>
              <table:table-cell office:value-type="float" office:value="14158">
                <text:p>14158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103">
                <text:p>7103</text:p>
              </table:table-cell>
              <table:table-cell office:value-type="float" office:value="13873">
                <text:p>13873</text:p>
              </table:table-cell>
              <table:table-cell office:value-type="float" office:value="30645">
                <text:p>3064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718">
                <text:p>6718</text:p>
              </table:table-cell>
              <table:table-cell office:value-type="float" office:value="13781">
                <text:p>13781</text:p>
              </table:table-cell>
              <table:table-cell office:value-type="float" office:value="31438">
                <text:p>3143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355">
                <text:p>6355</text:p>
              </table:table-cell>
              <table:table-cell office:value-type="float" office:value="13385">
                <text:p>13385</text:p>
              </table:table-cell>
              <table:table-cell office:value-type="float" office:value="32252">
                <text:p>3225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011">
                <text:p>6011</text:p>
              </table:table-cell>
              <table:table-cell office:value-type="float" office:value="13159">
                <text:p>13159</text:p>
              </table:table-cell>
              <table:table-cell office:value-type="float" office:value="33087">
                <text:p>33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134.5">
                <text:p>7134.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4cm" svg:y="1.404cm" svg:width="30.89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3.9366666666667">
                <text:p>13.93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2cm" svg:y="1.352cm" svg:width="31.35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797171094236">
                <text:p>1.2379717109423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1551903023404">
                <text:p>1.115519030234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029116505709">
                <text:p>1.202911650570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047528564941">
                <text:p>1.2804752856494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774931900335">
                <text:p>1.2777493190033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515748063744">
                <text:p>1.2851574806374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6343980126659">
                <text:p>1.0634398012665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971346021602">
                <text:p>1.0597134602160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210047803197">
                <text:p>1.0821004780319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695400390625">
                <text:p>1.1169540039062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173817213825">
                <text:p>1.0817381721382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106036516721">
                <text:p>1.0710603651672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7498953165696">
                <text:p>1.0749895316569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079344483457">
                <text:p>1.0307934448345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7104112726996">
                <text:p>1.0710411272699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469252451917">
                <text:p>1.0446925245191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340916944218">
                <text:p>1.043409169442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276472293427">
                <text:p>1.0427647229342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136841787071">
                <text:p>1.0513684178707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735281046792">
                <text:p>1.0673528104679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7143572729568">
                <text:p>1.0714357272956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652291996702">
                <text:p>1.0665229199670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765297070026">
                <text:p>1.1176529707002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295361492902">
                <text:p>1.1429536149290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8694650591022">
                <text:p>1.1869465059102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530458640074">
                <text:p>1.2053045864007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329117892106">
                <text:p>1.1532911789210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29891418621">
                <text:p>1.192989141862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114079969733">
                <text:p>1.1611407996973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0120309874507">
                <text:p>1.0012030987450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270604975979">
                <text:p>1.1627060497597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40015416072">
                <text:p>1.1054001541607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403264464152">
                <text:p>1.044032644641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294594409753">
                <text:p>0.9829459440975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1748600297675">
                <text:p>0.9817486002976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84745188787">
                <text:p>1.1028474518878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010207428921">
                <text:p>0.980102074289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450675370184">
                <text:p>1.0145067537018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989269142034">
                <text:p>0.9819892691420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766953292794">
                <text:p>1.0276695329279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467363970711">
                <text:p>1.0446736397071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205555075754">
                <text:p>1.052055550757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912682509175">
                <text:p>1.0491268250917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232764078171">
                <text:p>1.0223276407817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6321972350958">
                <text:p>0.9863219723509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367119311824">
                <text:p>1.0036711931182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83541811743">
                <text:p>1.0098354181174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283022935157">
                <text:p>1.0228302293515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5136618844269">
                <text:p>1.0513661884426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38629706697441">
                <text:p>0.9386297066974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984602330744">
                <text:p>1.0398460233074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2742745705246">
                <text:p>1.027427457052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4997911899516">
                <text:p>0.9499791189951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7190019515814">
                <text:p>0.99719001951581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17583552561292">
                <text:p>0.91758355256129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22164137787616">
                <text:p>0.82216413778761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751716753147678">
                <text:p>0.75171675314767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51038416">
                <text:p>0.995103841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46435334645952">
                <text:p>0.94643533464595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75578742115882">
                <text:p>0.97557874211588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8482339800175">
                <text:p>0.9584823398001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90049911314521">
                <text:p>0.89004991131452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4601189886379">
                <text:p>0.97460118988637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13428203371097">
                <text:p>0.9134282033710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0029380156028">
                <text:p>1.002938015602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05702894005102">
                <text:p>1.0570289400510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4206772957992">
                <text:p>1.0420677295799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5469528395923">
                <text:p>1.0546952839592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10306887010667">
                <text:p>1.1030688701066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82214842567701">
                <text:p>0.98221484256770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68542301038062">
                <text:p>0.9685423010380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9159263242002">
                <text:p>1.0915926324200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7736474534579">
                <text:p>0.94773647453457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7906.25">
                <text:p>17906.2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5807">
                <text:p>15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